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4pt" fo:font-weight="normal" fo:background-color="#1f1f1f" style:font-size-asian="14pt" style:font-size-complex="14pt"/>
    </style:style>
    <style:style style:name="P2" style:family="paragraph" style:parent-style-name="Text_20_body">
      <style:text-properties fo:font-style="normal" fo:font-weight="normal" officeooo:rsid="00106508" officeooo:paragraph-rsid="00106508" style:font-style-asian="normal" style:font-weight-asian="normal" style:font-style-complex="normal" style:font-weight-complex="normal"/>
    </style:style>
    <style:style style:name="P3" style:family="paragraph" style:parent-style-name="Text_20_body">
      <style:text-properties officeooo:rsid="00106508" officeooo:paragraph-rsid="00106508"/>
    </style:style>
    <style:style style:name="P4" style:family="paragraph" style:parent-style-name="Text_20_body">
      <style:text-properties officeooo:rsid="00106508"/>
    </style:style>
    <style:style style:name="P5" style:family="paragraph" style:parent-style-name="Standard">
      <style:text-properties fo:color="#cccccc" loext:opacity="100%" style:font-name="Consolas" fo:font-size="14pt" fo:font-style="normal" fo:font-weight="normal" officeooo:rsid="00106508" officeooo:paragraph-rsid="00106508" fo:background-color="#1f1f1f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font-size="14pt" fo:background-color="#1f1f1f" style:font-size-asian="14pt" style:font-size-complex="14pt"/>
    </style:style>
    <style:style style:name="P7" style:family="paragraph" style:parent-style-name="Standard">
      <style:text-properties fo:font-style="normal" fo:font-weight="normal" officeooo:rsid="00106508" officeooo:paragraph-rsid="00106508" style:font-style-asian="normal" style:font-weight-asian="normal" style:font-style-complex="normal" style:font-weight-complex="normal"/>
    </style:style>
    <style:style style:name="P8" style:family="paragraph" style:parent-style-name="Text_20_body" style:list-style-name="L1">
      <style:text-properties officeooo:rsid="00106508"/>
    </style:style>
    <style:style style:name="P9" style:family="paragraph" style:parent-style-name="Text_20_body" style:list-style-name="L1">
      <style:text-properties officeooo:rsid="00106508" officeooo:paragraph-rsid="0011f376"/>
    </style:style>
    <style:style style:name="P10" style:family="paragraph" style:parent-style-name="Standard">
      <style:text-properties fo:color="#cccccc" loext:opacity="100%" style:font-name="Consolas" fo:font-size="14pt" fo:font-weight="normal" officeooo:rsid="00106508" fo:background-color="#1f1f1f" style:font-size-asian="14pt" style:font-size-complex="14pt"/>
    </style:style>
    <style:style style:name="P11" style:family="paragraph" style:parent-style-name="Text_20_body" style:list-style-name="L2">
      <style:text-properties officeooo:rsid="00106508"/>
    </style:style>
    <style:style style:name="P12" style:family="paragraph" style:parent-style-name="Text_20_body" style:list-style-name="L3">
      <style:text-properties officeooo:rsid="00106508"/>
    </style:style>
    <style:style style:name="P13" style:family="paragraph" style:parent-style-name="Text_20_body" style:list-style-name="L4">
      <style:text-properties officeooo:rsid="00106508"/>
    </style:style>
    <style:style style:name="P14" style:family="paragraph" style:parent-style-name="Text_20_body" style:list-style-name="L5">
      <style:text-properties officeooo:rsid="00106508"/>
    </style:style>
    <style:style style:name="P15" style:family="paragraph" style:parent-style-name="Heading_20_2">
      <style:text-properties fo:font-style="normal" fo:font-weight="normal" officeooo:rsid="00141f79" officeooo:paragraph-rsid="00141f79" style:font-style-asian="normal" style:font-weight-asian="normal" style:font-style-complex="normal" style:font-weight-complex="normal"/>
    </style:style>
    <style:style style:name="P16" style:family="paragraph" style:parent-style-name="Text_20_body" style:list-style-name="L6">
      <style:text-properties officeooo:rsid="00106508"/>
    </style:style>
    <style:style style:name="P17" style:family="paragraph" style:parent-style-name="Standard">
      <style:paragraph-properties fo:margin-left="0cm" fo:margin-right="0cm" style:line-height-at-least="0.503cm" fo:text-indent="0cm" style:auto-text-indent="false"/>
      <style:text-properties fo:font-size="14pt" style:font-size-asian="14pt" style:font-size-complex="14pt"/>
    </style:style>
    <style:style style:name="P18" style:family="paragraph" style:parent-style-name="Standard">
      <style:paragraph-properties style:line-height-at-least="0.503cm"/>
      <style:text-properties fo:font-size="14pt" style:font-size-asian="14pt" style:font-size-complex="14pt"/>
    </style:style>
    <style:style style:name="P19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  <style:style style:name="P20" style:family="paragraph" style:parent-style-name="Heading_20_1">
      <style:text-properties fo:font-style="normal" fo:font-weight="normal" officeooo:rsid="00106508" officeooo:paragraph-rsid="00106508" style:font-style-asian="normal" style:font-weight-asian="normal" style:font-style-complex="normal" style:font-weight-complex="normal"/>
    </style:style>
    <style:style style:name="P21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106508"/>
    </style:style>
    <style:style style:name="P22" style:family="paragraph" style:parent-style-name="Preformatted_20_Text">
      <style:paragraph-properties fo:margin-top="0cm" fo:margin-bottom="0.499cm" style:contextual-spacing="false" style:writing-mode="lr-tb"/>
      <style:text-properties officeooo:rsid="00106508"/>
    </style:style>
    <style:style style:name="P23" style:family="paragraph" style:parent-style-name="Text_20_body" style:list-style-name="L7">
      <style:text-properties officeooo:rsid="00106508"/>
    </style:style>
    <style:style style:name="P24" style:family="paragraph" style:parent-style-name="Quotations">
      <style:text-properties officeooo:rsid="00106508"/>
    </style:style>
    <style:style style:name="P25" style:family="paragraph" style:parent-style-name="Horizontal_20_Line">
      <style:text-properties officeooo:rsid="00106508"/>
    </style:style>
    <style:style style:name="P26" style:family="paragraph" style:parent-style-name="Heading_20_1">
      <style:text-properties fo:font-weight="normal" officeooo:rsid="00106508" style:font-weight-asian="normal" style:font-weight-complex="normal"/>
    </style:style>
    <style:style style:name="P27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rsid="00106508"/>
    </style:style>
    <style:style style:name="P28" style:family="paragraph" style:parent-style-name="Text_20_body" style:list-style-name="L8">
      <style:text-properties officeooo:rsid="00106508"/>
    </style:style>
    <style:style style:name="P29" style:family="paragraph" style:parent-style-name="Preformatted_20_Text">
      <style:paragraph-properties style:writing-mode="lr-tb"/>
      <style:text-properties officeooo:rsid="00106508"/>
    </style:style>
    <style:style style:name="P30" style:family="paragraph" style:parent-style-name="Text_20_body" style:list-style-name="L9">
      <style:text-properties officeooo:rsid="00106508"/>
    </style:style>
    <style:style style:name="P31" style:family="paragraph" style:parent-style-name="Text_20_body" style:list-style-name="L10">
      <style:text-properties officeooo:rsid="00106508"/>
    </style:style>
    <style:style style:name="P32" style:family="paragraph" style:parent-style-name="Text_20_body" style:list-style-name="L11">
      <style:text-properties officeooo:rsid="00106508"/>
    </style:style>
    <style:style style:name="P33" style:family="paragraph" style:parent-style-name="Text_20_body" style:list-style-name="L12">
      <style:text-properties officeooo:rsid="00106508"/>
    </style:style>
    <style:style style:name="P3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5" style:family="paragraph" style:parent-style-name="Text_20_body" style:list-style-name="L13"/>
    <style:style style:name="P36" style:family="paragraph" style:parent-style-name="Text_20_body" style:list-style-name="L14"/>
    <style:style style:name="P37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38" style:family="paragraph" style:parent-style-name="Preformatted_20_Text">
      <style:paragraph-properties fo:margin-top="0cm" fo:margin-bottom="0.499cm" style:contextual-spacing="false" style:writing-mode="lr-tb"/>
    </style:style>
    <style:style style:name="P39" style:family="paragraph" style:parent-style-name="Text_20_body" style:list-style-name="L15"/>
    <style:style style:name="P40" style:family="paragraph" style:parent-style-name="Text_20_body" style:list-style-name="L16"/>
    <style:style style:name="P41" style:family="paragraph" style:parent-style-name="Preformatted_20_Text">
      <style:paragraph-properties style:writing-mode="lr-tb"/>
    </style:style>
    <style:style style:name="P42" style:family="paragraph" style:parent-style-name="Text_20_body" style:list-style-name="L17"/>
    <style:style style:name="P43" style:family="paragraph" style:parent-style-name="Text_20_body" style:list-style-name="L18"/>
    <style:style style:name="P44" style:family="paragraph" style:parent-style-name="Text_20_body" style:list-style-name="L19"/>
    <style:style style:name="P45" style:family="paragraph" style:parent-style-name="Text_20_body" style:list-style-name="L20"/>
    <style:style style:name="P46" style:family="paragraph" style:parent-style-name="Text_20_body" style:list-style-name="L21"/>
    <style:style style:name="P47" style:family="paragraph" style:parent-style-name="Preformatted_20_Text" style:list-style-name="L2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48" style:family="paragraph" style:parent-style-name="Text_20_body" style:list-style-name="L22"/>
    <style:style style:name="P49" style:family="paragraph" style:parent-style-name="Text_20_body" style:list-style-name="L23"/>
    <style:style style:name="P50" style:family="paragraph" style:parent-style-name="Text_20_body" style:list-style-name="L24"/>
    <style:style style:name="P51" style:family="paragraph" style:parent-style-name="Text_20_body" style:list-style-name="L25"/>
    <style:style style:name="P52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style:font-name="Consolas" fo:font-size="14pt" fo:font-weight="normal" fo:background-color="#1f1f1f" style:font-size-asian="14pt" style:font-size-complex="14pt"/>
    </style:style>
    <style:style style:name="P53" style:family="paragraph" style:parent-style-name="Standard">
      <style:paragraph-properties style:line-height-at-least="0.503cm"/>
      <style:text-properties fo:color="#cccccc" loext:opacity="100%" style:font-name="Consolas" fo:font-size="14pt" fo:font-weight="normal" fo:background-color="#1f1f1f" style:font-size-asian="14pt" style:font-size-complex="14pt"/>
    </style:style>
    <style:style style:name="P54" style:family="paragraph" style:parent-style-name="Text_20_body" style:list-style-name="L26"/>
    <style:style style:name="P55" style:family="paragraph" style:parent-style-name="Text_20_body" style:list-style-name="L27"/>
    <style:style style:name="P56" style:family="paragraph" style:parent-style-name="Text_20_body" style:list-style-name="L28"/>
    <style:style style:name="P57" style:family="paragraph" style:parent-style-name="Text_20_body" style:list-style-name="L29"/>
    <style:style style:name="P58" style:family="paragraph" style:parent-style-name="Text_20_body" style:list-style-name="L30"/>
    <style:style style:name="P59" style:family="paragraph" style:parent-style-name="Text_20_body" style:list-style-name="L31"/>
    <style:style style:name="P60" style:family="paragraph" style:parent-style-name="Text_20_body" style:list-style-name="L32"/>
    <style:style style:name="P61" style:family="paragraph" style:parent-style-name="Text_20_body" style:list-style-name="L33"/>
    <style:style style:name="P62" style:family="paragraph" style:parent-style-name="Text_20_body" style:list-style-name="L34"/>
    <style:style style:name="P63" style:family="paragraph" style:parent-style-name="Text_20_body" style:list-style-name="L35"/>
    <style:style style:name="P64" style:family="paragraph" style:parent-style-name="Text_20_body" style:list-style-name="L36"/>
    <style:style style:name="T1" style:family="text">
      <style:text-properties fo:color="#569cd6" loext:opacity="100%"/>
    </style:style>
    <style:style style:name="T2" style:family="text">
      <style:text-properties fo:color="#4ec9b0" loext:opacity="100%"/>
    </style:style>
    <style:style style:name="T3" style:family="text">
      <style:text-properties fo:color="#d4d4d4" loext:opacity="100%"/>
    </style:style>
    <style:style style:name="T4" style:family="text">
      <style:text-properties fo:color="#dcdcaa" loext:opacity="100%"/>
    </style:style>
    <style:style style:name="T5" style:family="text">
      <style:text-properties fo:color="#ce9178" loext:opacity="100%"/>
    </style:style>
    <style:style style:name="T6" style:family="text">
      <style:text-properties fo:color="#4fc1ff" loext:opacity="100%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color="#c9211e" loext:opacity="100%" fo:font-size="12pt" style:font-size-asian="12pt" style:font-size-complex="12pt"/>
    </style:style>
    <style:style style:name="T9" style:family="text">
      <style:text-properties fo:color="#c9211e" loext:opacity="100%"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000000" loext:opacity="100%" fo:font-size="12pt" style:font-size-asian="12pt" style:font-size-complex="12pt"/>
    </style:style>
    <style:style style:name="T11" style:family="text">
      <style:text-properties fo:color="#9cdcfe" loext:opacity="100%"/>
    </style:style>
    <style:style style:name="T12" style:family="text">
      <style:text-properties fo:color="#b5cea8" loext:opacity="100%"/>
    </style:style>
    <style:style style:name="T13" style:family="text">
      <style:text-properties fo:color="#9cdcfe" loext:opacity="100%" style:font-name="Consolas" fo:font-weight="normal"/>
    </style:style>
    <style:style style:name="T14" style:family="text">
      <style:text-properties style:font-name="Consolas" fo:font-weight="normal"/>
    </style:style>
    <style:style style:name="T15" style:family="text">
      <style:text-properties fo:color="#dcdcaa" loext:opacity="100%" style:font-name="Consolas" fo:font-weight="normal"/>
    </style:style>
    <style:style style:name="T16" style:family="text">
      <style:text-properties fo:color="#ce9178" loext:opacity="100%" style:font-name="Consolas" fo:font-weight="normal"/>
    </style:style>
    <style:style style:name="T17" style:family="text">
      <style:text-properties fo:color="#cccccc" loext:opacity="100%" fo:background-color="#1f1f1f" loext:char-shading-value="0"/>
    </style:style>
    <style:style style:name="T18" style:family="text">
      <style:text-properties fo:color="#9cdcfe" loext:opacity="100%" style:font-name="Consolas" fo:font-weight="normal" fo:background-color="#1f1f1f" loext:char-shading-value="0"/>
    </style:style>
    <style:style style:name="T19" style:family="text">
      <style:text-properties fo:color="#cccccc" loext:opacity="100%" style:font-name="Consolas" fo:font-weight="normal" fo:background-color="#1f1f1f" loext:char-shading-value="0"/>
    </style:style>
    <style:style style:name="T20" style:family="text">
      <style:text-properties fo:color="#dcdcaa" loext:opacity="100%" style:font-name="Consolas" fo:font-weight="normal" fo:background-color="#1f1f1f" loext:char-shading-value="0"/>
    </style:style>
    <style:style style:name="T21" style:family="text">
      <style:text-properties fo:color="#ce9178" loext:opacity="100%" style:font-name="Consolas" fo:font-weight="normal" fo:background-color="#1f1f1f" loext:char-shading-value="0"/>
    </style:style>
    <style:style style:name="T22" style:family="text">
      <style:text-properties fo:color="#569cd6" loext:opacity="100%" style:font-name="Consolas" fo:font-weight="normal"/>
    </style:style>
    <style:style style:name="T23" style:family="text">
      <style:text-properties fo:color="#ce92a4" loext:opacity="100%" style:font-name="Consolas" fo:font-weight="normal"/>
    </style:style>
    <style:style style:name="T24" style:family="text">
      <style:text-properties fo:color="#d4d4d4" loext:opacity="100%" style:font-name="Consolas" fo:font-weight="normal"/>
    </style:style>
    <style:style style:name="T25" style:family="text">
      <style:text-properties fo:color="#6a9955" loext:opacity="100%" style:font-name="Consolas" fo:font-weight="normal"/>
    </style:style>
    <style:style style:name="T26" style:family="text">
      <style:text-properties fo:color="#4ec9b0" loext:opacity="100%" style:font-name="Consolas" fo:font-weight="normal"/>
    </style:style>
    <style:style style:name="T27" style:family="text">
      <style:text-properties fo:color="#4fc1ff" loext:opacity="100%" style:font-name="Consolas" fo:font-weight="normal"/>
    </style:style>
    <style:style style:name="T28" style:family="text">
      <style:text-properties fo:color="#b5cea8" loext:opacity="100%" style:font-name="Consolas" fo:font-weight="normal"/>
    </style:style>
    <style:style style:name="T29" style:family="text">
      <style:text-properties fo:color="#d7ba7d" loext:opacity="100%" style:font-name="Consolas" fo:font-weight="normal"/>
    </style:style>
    <style:style style:name="T30" style:family="text">
      <style:text-properties fo:color="#ce92a4" loext:opacity="100%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onst</text:span> <text:span text:style-name="T2">WebSocket</text:span> <text:span text:style-name="T3">=</text:span> <text:span text:style-name="T4">require</text:span>(<text:span text:style-name="T5">'ws'</text:span>);</text:p>
      <text:p text:style-name="P1"><text:span text:style-name="T1">const</text:span> { <text:span text:style-name="T4">spawn</text:span> } <text:span text:style-name="T3">=</text:span> <text:span text:style-name="T4">require</text:span>(<text:span text:style-name="T5">'child_process'</text:span>);</text:p>
      <text:p text:style-name="P1"><text:span text:style-name="T1">const</text:span> <text:span text:style-name="T2">fs</text:span> <text:span text:style-name="T3">=</text:span> <text:span text:style-name="T4">require</text:span>(<text:span text:style-name="T5">'fs'</text:span>);</text:p>
      <text:p text:style-name="P1"><text:span text:style-name="T1">const</text:span> <text:span text:style-name="T6">path</text:span> <text:span text:style-name="T3">=</text:span> <text:span text:style-name="T4">require</text:span>(<text:span text:style-name="T5">'path'</text:span>);</text:p>
      <text:p text:style-name="Standard"/>
      <text:p text:style-name="P2"><text:span text:style-name="Source_20_Text"><text:span text:style-name="T7">const WebSocket = require('ws')</text:span></text:span><text:span text:style-name="Source_20_Text">;</text:span><text:line-break/>Loads the <text:span text:style-name="Strong_20_Emphasis"><text:span text:style-name="Source_20_Text">ws</text:span></text:span> library (a Node module) and saves it into a variable called <text:span text:style-name="Source_20_Text">WebSocket</text:span>. </text:p>
      <text:p text:style-name="P2"><text:span text:style-name="T8">In Node, </text:span><text:span text:style-name="Source_20_Text"><text:span text:style-name="T9">require('...')</text:span></text:span><text:span text:style-name="T8"> imports code from external packages or built-in modules.<text:line-break/></text:span><text:span text:style-name="T10">-&gt; Think: “Bring the WebSocket tool into this file so we can open WebSocket connections.”</text:span></text:p>
      <text:p text:style-name="P3"><text:span text:style-name="Source_20_Text"><text:span text:style-name="T7">const { spawn } = require('child_process');</text:span></text:span><text:line-break/>Loads only the <text:span text:style-name="Source_20_Text">spawn</text:span> function from Node's built-in <text:span text:style-name="Source_20_Text">child_process</text:span> module. </text:p>
      <text:p text:style-name="P3"><text:span text:style-name="Source_20_Text">spawn</text:span> lets the server start external programs (like running <text:span text:style-name="Source_20_Text">python some_script.py</text:span>).<text:line-break/>-&gt; Think: “We may need to run Python scripts — spawn helps us run other programs.”</text:p>
      <text:p text:style-name="P4"><text:span text:style-name="Source_20_Text"><text:span text:style-name="T7">const fs = require('fs');</text:span></text:span><text:line-break/>Loads Node’s filesystem module. <text:span text:style-name="Source_20_Text">fs</text:span> lets the code read and write files on disk.<text:line-break/>-&gt; Think: “Read files like notes.txt.”</text:p>
      <text:p text:style-name="P4"><text:span text:style-name="Source_20_Text"><text:span text:style-name="T7">const path = require('path');</text:span></text:span><text:line-break/>Loads Node’s path utilities (helps combine folder names safely across Windows/Mac/Linux).<text:line-break/>-&gt; Think: “Build safe file paths and resolve absolute locations.”</text:p>
      <text:p text:style-name="P5"><text:span text:style-name="T1">const</text:span> <text:span text:style-name="T6">wss</text:span> <text:span text:style-name="T3">=</text:span> <text:span text:style-name="T1">new</text:span> <text:span text:style-name="T2">WebSocket</text:span>.<text:span text:style-name="T2">Server</text:span>({ <text:span text:style-name="T11">port:</text:span> <text:span text:style-name="T12">8765</text:span> }, () <text:span text:style-name="T1">=&gt;</text:span> {</text:p>
      <text:p text:style-name="P6">  <text:span text:style-name="T13">console</text:span><text:span text:style-name="T14">.</text:span><text:span text:style-name="T15">log</text:span><text:span text:style-name="T14">(</text:span><text:span text:style-name="T16">'MCP server listening on ws://localhost:8765'</text:span><text:span text:style-name="T14">);</text:span></text:p>
      <text:p text:style-name="P1">});</text:p>
      <text:p text:style-name="P7"/>
      <text:p text:style-name="P2">Creates a new WebSocket server listening on port <text:span text:style-name="Source_20_Text">8765</text:span>.</text:p>
      <text:list text:style-name="L1">
        <text:list-item>
          <text:p text:style-name="P8"><text:span text:style-name="Source_20_Text">wss</text:span> stands for WebSocket Server.</text:p>
        </text:list-item>
        <text:list-item>
          <text:p text:style-name="P9">When the server has successfully started, it calls the small function </text:p>
          <text:p text:style-name="P9"><text:span text:style-name="Source_20_Text">() =&gt; { console.log(...) }</text:span> to print a message.</text:p>
          <text:p text:style-name="P9">-&gt; Think: “Start a small server on your PC that listens for WebSocket connections at <text:span text:style-name="Source_20_Text">ws://localhost:8765</text:span>.”</text:p>
        </text:list-item>
      </text:list>
      <text:p text:style-name="P10"><text:span text:style-name="T1">const</text:span> <text:span text:style-name="T6">TOOLS</text:span> <text:span text:style-name="T3">=</text:span> {</text:p>
      <text:p text:style-name="P6">  <text:span text:style-name="T13">list_tools:</text:span><text:span text:style-name="T14"> {</text:span></text:p>
      <text:p text:style-name="P6">    <text:span text:style-name="T13">name:</text:span><text:span text:style-name="T14"> </text:span><text:span text:style-name="T16">'list_tools'</text:span><text:span text:style-name="T14">,</text:span></text:p>
      <text:p text:style-name="P6">    <text:span text:style-name="T13">description:</text:span><text:span text:style-name="T14"> </text:span><text:span text:style-name="T16">'Return the list of available tools'</text:span><text:span text:style-name="T14">,</text:span></text:p>
      <text:p text:style-name="P6">    <text:span text:style-name="T13">params:</text:span><text:span text:style-name="T14"> {}</text:span></text:p>
      <text:p text:style-name="P6">  <text:span text:style-name="T14">},</text:span></text:p>
      <text:p text:style-name="P6">  <text:span text:style-name="T13">run_python:</text:span><text:span text:style-name="T14"> {</text:span></text:p>
      <text:p text:style-name="P6">    <text:span text:style-name="T13">name:</text:span><text:span text:style-name="T14"> </text:span><text:span text:style-name="T16">'run_python'</text:span><text:span text:style-name="T14">,</text:span></text:p>
      <text:p text:style-name="P6">    <text:span text:style-name="T13">description:</text:span><text:span text:style-name="T14"> </text:span><text:span text:style-name="T16">'Run a Python script from the tools/ dir with optional args. Returns stdout/stderr.'</text:span><text:span text:style-name="T14">,</text:span></text:p>
      <text:p text:style-name="P6"><text:soft-page-break/>    <text:span text:style-name="T13">params:</text:span><text:span text:style-name="T14"> { </text:span><text:span text:style-name="T13">script:</text:span><text:span text:style-name="T14"> </text:span><text:span text:style-name="T16">'string'</text:span><text:span text:style-name="T14">, </text:span><text:span text:style-name="T13">args:</text:span><text:span text:style-name="T14"> </text:span><text:span text:style-name="T16">'array'</text:span><text:span text:style-name="T14"> }</text:span></text:p>
      <text:p text:style-name="P6">  <text:span text:style-name="T14">},</text:span></text:p>
      <text:p text:style-name="P6">  <text:span text:style-name="T13">read_file:</text:span><text:span text:style-name="T14"> {</text:span></text:p>
      <text:p text:style-name="P6">    <text:span text:style-name="T13">name:</text:span><text:span text:style-name="T14"> </text:span><text:span text:style-name="T16">'read_file'</text:span><text:span text:style-name="T14">,</text:span></text:p>
      <text:p text:style-name="P6">    <text:span text:style-name="T13">description:</text:span><text:span text:style-name="T14"> </text:span><text:span text:style-name="T16">'Return contents of a small text file inside server root (safe-mode).'</text:span><text:span text:style-name="T14">,</text:span></text:p>
      <text:p text:style-name="P6">    <text:span text:style-name="T13">params:</text:span><text:span text:style-name="T14"> { </text:span><text:span text:style-name="T13">filepath:</text:span><text:span text:style-name="T14"> </text:span><text:span text:style-name="T16">'string'</text:span><text:span text:style-name="T14"> }</text:span></text:p>
      <text:p text:style-name="P6">  <text:span text:style-name="T14">}</text:span></text:p>
      <text:p text:style-name="P1">};</text:p>
      <text:p text:style-name="P4"/>
      <text:p text:style-name="P4"><text:span text:style-name="Source_20_Text"><text:span text:style-name="T7">const TOOLS = { ... }</text:span></text:span><text:line-break/>Defines a JavaScript object that describes the tools this MCP server exposes. Each key (e.g., <text:span text:style-name="Source_20_Text">list_tools</text:span>, <text:span text:style-name="Source_20_Text">run_python</text:span>, <text:span text:style-name="Source_20_Text">read_file</text:span>) is a tool name. The value is metadata: name, description, and parameters.<text:line-break/>-&gt; Think: “This is the server’s tool catalog — what it can do and what inputs each tool expects.” </text:p>
      <text:p text:style-name="P2">The three tools defined here:</text:p>
      <text:list text:style-name="L2">
        <text:list-item>
          <text:p text:style-name="P11"><text:span text:style-name="Source_20_Text">list_tools</text:span> — returns the list of tools (no parameters).</text:p>
        </text:list-item>
        <text:list-item>
          <text:p text:style-name="P11"><text:span text:style-name="Source_20_Text">run_python</text:span> — runs a Python script located in the <text:span text:style-name="Source_20_Text">tools/</text:span> folder. It expects a <text:span text:style-name="Source_20_Text">script</text:span> name (string) and optional <text:span text:style-name="Source_20_Text">args</text:span> (array).</text:p>
        </text:list-item>
        <text:list-item>
          <text:p text:style-name="P11"><text:span text:style-name="Source_20_Text">read_file</text:span> — reads a file inside the server’s <text:span text:style-name="Source_20_Text">tools/</text:span> folder safely (expects <text:span text:style-name="Source_20_Text">filepath</text:span>).</text:p>
        </text:list-item>
      </text:list>
      <text:p text:style-name="P2">That metadata is later used to tell clients (or an LLM) what capabilities the server has.</text:p>
      <text:list text:style-name="L3">
        <text:list-item>
          <text:p text:style-name="P12"><text:span text:style-name="Source_20_Text">function send(ws, obj) { ws.send(JSON.stringify(obj)); }</text:span><text:line-break/>A small function named <text:span text:style-name="Source_20_Text">send</text:span> that:</text:p>
        </text:list-item>
      </text:list>
      <text:list text:style-name="L4">
        <text:list-item>
          <text:p text:style-name="P13">Takes a WebSocket connection <text:span text:style-name="Source_20_Text">ws</text:span> and a JavaScript object <text:span text:style-name="Source_20_Text">obj</text:span>.</text:p>
        </text:list-item>
        <text:list-item>
          <text:p text:style-name="P13">Converts the object into a JSON string (<text:span text:style-name="Source_20_Text">JSON.stringify(obj)</text:span>), and then sends it over the WebSocket (<text:span text:style-name="Source_20_Text">ws.send(...)</text:span>).<text:line-break/>-&gt; Think: “Whenever the server wants to reply with structured data, use <text:span text:style-name="Source_20_Text">send(ws, myObject)</text:span> and it will automatically send JSON.”</text:p>
        </text:list-item>
      </text:list>
      <text:p text:style-name="P5"><text:span text:style-name="T1">function</text:span> <text:span text:style-name="T4">send</text:span>(<text:span text:style-name="T11">ws</text:span>, <text:span text:style-name="T11">obj</text:span>) {</text:p>
      <text:p text:style-name="P6">  <text:span text:style-name="T13">ws</text:span><text:span text:style-name="T14">.</text:span><text:span text:style-name="T15">send</text:span><text:span text:style-name="T14">(</text:span><text:span text:style-name="T13">JSON</text:span><text:span text:style-name="T14">.</text:span><text:span text:style-name="T15">stringify</text:span><text:span text:style-name="T14">(</text:span><text:span text:style-name="T13">obj</text:span><text:span text:style-name="T14">));</text:span></text:p>
      <text:p text:style-name="P1">}</text:p>
      <text:p text:style-name="P2">A small function named <text:span text:style-name="Source_20_Text">send</text:span> that:</text:p>
      <text:list text:style-name="L5">
        <text:list-item>
          <text:p text:style-name="P14">Takes a WebSocket connection <text:span text:style-name="Source_20_Text">ws</text:span> and a JavaScript object <text:span text:style-name="Source_20_Text">obj</text:span>.</text:p>
        </text:list-item>
        <text:list-item>
          <text:p text:style-name="P14">Converts the object into a JSON string (<text:span text:style-name="Source_20_Text">JSON.stringify(obj)</text:span>), and then sends it over the WebSocket (<text:span text:style-name="Source_20_Text">ws.send(...)</text:span>).<text:line-break/>-&gt; Think: “Whenever the server wants to reply with structured data, use <text:span text:style-name="Source_20_Text">send(ws, myObject)</text:span> and it will automatically send JSON.”</text:p>
        </text:list-item>
      </text:list>
      <text:p text:style-name="P7"/>
      <text:h text:style-name="P15" text:outline-level="2"><text:soft-page-break/>So-far</text:h>
      <text:list text:style-name="L6">
        <text:list-item>
          <text:p text:style-name="P16">We imported the libraries we need: websockets, ability to spawn external programs, read files, and handle file paths.</text:p>
        </text:list-item>
        <text:list-item>
          <text:p text:style-name="P16">We started a WebSocket server on port <text:span text:style-name="Source_20_Text">8765</text:span>.</text:p>
        </text:list-item>
        <text:list-item>
          <text:p text:style-name="P16">We declared the available tools (the server’s API) so clients can discover what the server can do.</text:p>
        </text:list-item>
        <text:list-item>
          <text:p text:style-name="P16">We created a tiny helper to send JSON back to whoever is connected.</text:p>
        </text:list-item>
      </text:list>
      <text:p text:style-name="P7"/>
      <text:p text:style-name="P5"><text:span text:style-name="T6">wss</text:span>.<text:span text:style-name="T4">on</text:span>(<text:span text:style-name="T5">'connection'</text:span>, (<text:span text:style-name="T11">ws</text:span>, <text:span text:style-name="T11">req</text:span>) <text:span text:style-name="T1">=&gt;</text:span> {</text:p>
      <text:p text:style-name="P17"><text:span text:style-name="T17">  </text:span><text:span text:style-name="T18">console</text:span><text:span text:style-name="T19">.</text:span><text:span text:style-name="T20">log</text:span><text:span text:style-name="T19">(</text:span><text:span text:style-name="T21">'Client connected'</text:span><text:span text:style-name="T19">);</text:span></text:p>
      <text:p text:style-name="P6">  <text:span text:style-name="T13">ws</text:span><text:span text:style-name="T14">.</text:span><text:span text:style-name="T15">on</text:span><text:span text:style-name="T14">(</text:span><text:span text:style-name="T16">'message'</text:span><text:span text:style-name="T14">, </text:span><text:span text:style-name="T22">async</text:span><text:span text:style-name="T14"> (</text:span><text:span text:style-name="T13">msg</text:span><text:span text:style-name="T14">) </text:span><text:span text:style-name="T22">=&gt;</text:span><text:span text:style-name="T14"> {</text:span></text:p>
      <text:p text:style-name="P6">    <text:span text:style-name="T22">let</text:span><text:span text:style-name="T14"> </text:span><text:span text:style-name="T13">m</text:span><text:span text:style-name="T14">;</text:span></text:p>
      <text:p text:style-name="P6">    <text:span text:style-name="T23">try</text:span><text:span text:style-name="T14"> {</text:span></text:p>
      <text:p text:style-name="P6">      <text:span text:style-name="T13">m</text:span><text:span text:style-name="T14"> </text:span><text:span text:style-name="T24">=</text:span><text:span text:style-name="T14"> </text:span><text:span text:style-name="T13">JSON</text:span><text:span text:style-name="T14">.</text:span><text:span text:style-name="T15">parse</text:span><text:span text:style-name="T14">(</text:span><text:span text:style-name="T13">msg</text:span><text:span text:style-name="T14">.</text:span><text:span text:style-name="T15">toString</text:span><text:span text:style-name="T14">());</text:span></text:p>
      <text:p text:style-name="P6">    <text:span text:style-name="T14">} </text:span><text:span text:style-name="T23">catch</text:span><text:span text:style-name="T14"> (</text:span><text:span text:style-name="T13">e</text:span><text:span text:style-name="T14">) {</text:span></text:p>
      <text:p text:style-name="P6">      <text:span text:style-name="T23">return</text:span><text:span text:style-name="T14"> </text:span><text:span text:style-name="T15">send</text:span><text:span text:style-name="T14">(</text:span><text:span text:style-name="T13">ws</text:span><text:span text:style-name="T14">, { </text:span><text:span text:style-name="T13">id:</text:span><text:span text:style-name="T14"> </text:span><text:span text:style-name="T22">null</text:span><text:span text:style-name="T14">, </text:span><text:span text:style-name="T13">type:</text:span><text:span text:style-name="T14"> </text:span><text:span text:style-name="T16">'error'</text:span><text:span text:style-name="T14">, </text:span><text:span text:style-name="T13">error:</text:span><text:span text:style-name="T14"> </text:span><text:span text:style-name="T16">'invalid-json'</text:span><text:span text:style-name="T14"> });</text:span></text:p>
      <text:p text:style-name="P6">    <text:span text:style-name="T14">}</text:span></text:p>
      <text:p text:style-name="P18"/>
      <text:p text:style-name="P6">    <text:span text:style-name="T23">if</text:span><text:span text:style-name="T14"> (</text:span><text:span text:style-name="T13">m</text:span><text:span text:style-name="T14">.</text:span><text:span text:style-name="T13">type</text:span><text:span text:style-name="T14"> </text:span><text:span text:style-name="T24">===</text:span><text:span text:style-name="T14"> </text:span><text:span text:style-name="T16">'discover'</text:span><text:span text:style-name="T14">) {</text:span></text:p>
      <text:p text:style-name="P6">      <text:span text:style-name="T25">// Return tools metadata</text:span></text:p>
      <text:p text:style-name="P6">      <text:span text:style-name="T23">return</text:span><text:span text:style-name="T14"> </text:span><text:span text:style-name="T15">send</text:span><text:span text:style-name="T14">(</text:span><text:span text:style-name="T13">ws</text:span><text:span text:style-name="T14">, { </text:span><text:span text:style-name="T13">id:</text:span><text:span text:style-name="T14"> </text:span><text:span text:style-name="T13">m</text:span><text:span text:style-name="T14">.</text:span><text:span text:style-name="T13">id</text:span><text:span text:style-name="T14"> </text:span><text:span text:style-name="T24">||</text:span><text:span text:style-name="T14"> </text:span><text:span text:style-name="T22">null</text:span><text:span text:style-name="T14">, </text:span><text:span text:style-name="T13">type:</text:span><text:span text:style-name="T14"> </text:span><text:span text:style-name="T16">'discover_result'</text:span><text:span text:style-name="T14">, </text:span><text:span text:style-name="T13">tools:</text:span><text:span text:style-name="T14"> </text:span><text:span text:style-name="T26">Object</text:span><text:span text:style-name="T14">.</text:span><text:span text:style-name="T15">values</text:span><text:span text:style-name="T14">(</text:span><text:span text:style-name="T27">TOOLS</text:span><text:span text:style-name="T14">) });</text:span></text:p>
      <text:p text:style-name="P6">    <text:span text:style-name="T14">}</text:span></text:p>
      <text:p text:style-name="P18"/>
      <text:p text:style-name="P6">    <text:span text:style-name="T23">if</text:span><text:span text:style-name="T14"> (</text:span><text:span text:style-name="T13">m</text:span><text:span text:style-name="T14">.</text:span><text:span text:style-name="T13">type</text:span><text:span text:style-name="T14"> </text:span><text:span text:style-name="T24">===</text:span><text:span text:style-name="T14"> </text:span><text:span text:style-name="T16">'call_tool'</text:span><text:span text:style-name="T14">) {</text:span></text:p>
      <text:p text:style-name="P6">      <text:span text:style-name="T22">const</text:span><text:span text:style-name="T14"> { </text:span><text:span text:style-name="T27">id</text:span><text:span text:style-name="T14">, </text:span><text:span text:style-name="T27">tool</text:span><text:span text:style-name="T14">, </text:span><text:span text:style-name="T27">args</text:span><text:span text:style-name="T14"> </text:span><text:span text:style-name="T24">=</text:span><text:span text:style-name="T14"> {} } </text:span><text:span text:style-name="T24">=</text:span><text:span text:style-name="T14"> </text:span><text:span text:style-name="T13">m</text:span><text:span text:style-name="T14">;</text:span></text:p>
      <text:p text:style-name="P6">      <text:span text:style-name="T23">if</text:span><text:span text:style-name="T14"> (</text:span><text:span text:style-name="T24">!</text:span><text:span text:style-name="T27">TOOLS</text:span><text:span text:style-name="T14">[</text:span><text:span text:style-name="T27">tool</text:span><text:span text:style-name="T14">]) {</text:span></text:p>
      <text:p text:style-name="P6">        <text:span text:style-name="T23">return</text:span><text:span text:style-name="T14"> </text:span><text:span text:style-name="T15">send</text:span><text:span text:style-name="T14">(</text:span><text:span text:style-name="T13">ws</text:span><text:span text:style-name="T14">, { </text:span><text:span text:style-name="T13">id</text:span><text:span text:style-name="T14">, </text:span><text:span text:style-name="T13">type:</text:span><text:span text:style-name="T14"> </text:span><text:span text:style-name="T16">'tool_error'</text:span><text:span text:style-name="T14">, </text:span><text:span text:style-name="T13">error:</text:span><text:span text:style-name="T14"> </text:span><text:span text:style-name="T16">`unknown_tool:</text:span><text:span text:style-name="T22">${</text:span><text:span text:style-name="T27">tool</text:span><text:span text:style-name="T22">}</text:span><text:span text:style-name="T16">`</text:span><text:span text:style-name="T14"> });</text:span></text:p>
      <text:p text:style-name="P6">      <text:span text:style-name="T14">}</text:span></text:p>
      <text:p text:style-name="P18"/>
      <text:p text:style-name="P6">      <text:span text:style-name="T23">try</text:span><text:span text:style-name="T14"> {</text:span></text:p>
      <text:p text:style-name="P6">        <text:span text:style-name="T23">if</text:span><text:span text:style-name="T14"> (</text:span><text:span text:style-name="T27">tool</text:span><text:span text:style-name="T14"> </text:span><text:span text:style-name="T24">===</text:span><text:span text:style-name="T14"> </text:span><text:span text:style-name="T16">'list_tools'</text:span><text:span text:style-name="T14">) {</text:span></text:p>
      <text:p text:style-name="P6">          <text:span text:style-name="T23">return</text:span><text:span text:style-name="T14"> </text:span><text:span text:style-name="T15">send</text:span><text:span text:style-name="T14">(</text:span><text:span text:style-name="T13">ws</text:span><text:span text:style-name="T14">, { </text:span><text:span text:style-name="T13">id</text:span><text:span text:style-name="T14">, </text:span><text:span text:style-name="T13">type:</text:span><text:span text:style-name="T14"> </text:span><text:span text:style-name="T16">'tool_result'</text:span><text:span text:style-name="T14">, </text:span><text:span text:style-name="T13">result:</text:span><text:span text:style-name="T14"> </text:span><text:span text:style-name="T26">Object</text:span><text:span text:style-name="T14">.</text:span><text:span text:style-name="T15">keys</text:span><text:span text:style-name="T14">(</text:span><text:span text:style-name="T27">TOOLS</text:span><text:span text:style-name="T14">) });</text:span></text:p>
      <text:p text:style-name="P6">        <text:span text:style-name="T14">}</text:span></text:p>
      <text:p text:style-name="P18"/>
      <text:p text:style-name="P6">        <text:span text:style-name="T23">if</text:span><text:span text:style-name="T14"> (</text:span><text:span text:style-name="T27">tool</text:span><text:span text:style-name="T14"> </text:span><text:span text:style-name="T24">===</text:span><text:span text:style-name="T14"> </text:span><text:span text:style-name="T16">'read_file'</text:span><text:span text:style-name="T14">) {</text:span></text:p>
      <text:p text:style-name="P6">          <text:span text:style-name="T22">const</text:span><text:span text:style-name="T14"> </text:span><text:span text:style-name="T27">filepath</text:span><text:span text:style-name="T14"> </text:span><text:span text:style-name="T24">=</text:span><text:span text:style-name="T14"> </text:span><text:span text:style-name="T26">String</text:span><text:span text:style-name="T14">(</text:span><text:span text:style-name="T27">args</text:span><text:span text:style-name="T14">.</text:span><text:span text:style-name="T13">filepath</text:span><text:span text:style-name="T14"> </text:span><text:span text:style-name="T24">||</text:span><text:span text:style-name="T14"> </text:span><text:span text:style-name="T16">''</text:span><text:span text:style-name="T14">);</text:span></text:p>
      <text:p text:style-name="P6">          <text:span text:style-name="T25">// Safe-mode: only allow files inside ./tools or ./data</text:span></text:p>
      <text:p text:style-name="P6"><text:soft-page-break/>          <text:span text:style-name="T22">const</text:span><text:span text:style-name="T14"> </text:span><text:span text:style-name="T27">allowedBase</text:span><text:span text:style-name="T14"> </text:span><text:span text:style-name="T24">=</text:span><text:span text:style-name="T14"> </text:span><text:span text:style-name="T27">path</text:span><text:span text:style-name="T14">.</text:span><text:span text:style-name="T15">resolve</text:span><text:span text:style-name="T14">(</text:span><text:span text:style-name="T13">__dirname</text:span><text:span text:style-name="T14">, </text:span><text:span text:style-name="T16">'tools'</text:span><text:span text:style-name="T14">);</text:span></text:p>
      <text:p text:style-name="P6">          <text:span text:style-name="T22">const</text:span><text:span text:style-name="T14"> </text:span><text:span text:style-name="T27">resolved</text:span><text:span text:style-name="T14"> </text:span><text:span text:style-name="T24">=</text:span><text:span text:style-name="T14"> </text:span><text:span text:style-name="T27">path</text:span><text:span text:style-name="T14">.</text:span><text:span text:style-name="T15">resolve</text:span><text:span text:style-name="T14">(</text:span><text:span text:style-name="T27">allowedBase</text:span><text:span text:style-name="T14">, </text:span><text:span text:style-name="T27">filepath</text:span><text:span text:style-name="T14">);</text:span></text:p>
      <text:p text:style-name="P6">          <text:span text:style-name="T23">if</text:span><text:span text:style-name="T14"> (</text:span><text:span text:style-name="T24">!</text:span><text:span text:style-name="T27">resolved</text:span><text:span text:style-name="T14">.</text:span><text:span text:style-name="T15">startsWith</text:span><text:span text:style-name="T14">(</text:span><text:span text:style-name="T27">allowedBase</text:span><text:span text:style-name="T14">)) {</text:span></text:p>
      <text:p text:style-name="P6">            <text:span text:style-name="T23">return</text:span><text:span text:style-name="T14"> </text:span><text:span text:style-name="T15">send</text:span><text:span text:style-name="T14">(</text:span><text:span text:style-name="T13">ws</text:span><text:span text:style-name="T14">, { </text:span><text:span text:style-name="T13">id</text:span><text:span text:style-name="T14">, </text:span><text:span text:style-name="T13">type:</text:span><text:span text:style-name="T14"> </text:span><text:span text:style-name="T16">'tool_error'</text:span><text:span text:style-name="T14">, </text:span><text:span text:style-name="T13">error:</text:span><text:span text:style-name="T14"> </text:span><text:span text:style-name="T16">'access_denied'</text:span><text:span text:style-name="T14"> });</text:span></text:p>
      <text:p text:style-name="P6">          <text:span text:style-name="T14">}</text:span></text:p>
      <text:p text:style-name="P6">          <text:span text:style-name="T23">if</text:span><text:span text:style-name="T14"> (</text:span><text:span text:style-name="T24">!</text:span><text:span text:style-name="T26">fs</text:span><text:span text:style-name="T14">.</text:span><text:span text:style-name="T15">existsSync</text:span><text:span text:style-name="T14">(</text:span><text:span text:style-name="T27">resolved</text:span><text:span text:style-name="T14">)) {</text:span></text:p>
      <text:p text:style-name="P6">            <text:span text:style-name="T23">return</text:span><text:span text:style-name="T14"> </text:span><text:span text:style-name="T15">send</text:span><text:span text:style-name="T14">(</text:span><text:span text:style-name="T13">ws</text:span><text:span text:style-name="T14">, { </text:span><text:span text:style-name="T13">id</text:span><text:span text:style-name="T14">, </text:span><text:span text:style-name="T13">type:</text:span><text:span text:style-name="T14"> </text:span><text:span text:style-name="T16">'tool_error'</text:span><text:span text:style-name="T14">, </text:span><text:span text:style-name="T13">error:</text:span><text:span text:style-name="T14"> </text:span><text:span text:style-name="T16">'file_not_found'</text:span><text:span text:style-name="T14"> });</text:span></text:p>
      <text:p text:style-name="P6">          <text:span text:style-name="T14">}</text:span></text:p>
      <text:p text:style-name="P6">          <text:span text:style-name="T22">const</text:span><text:span text:style-name="T14"> </text:span><text:span text:style-name="T27">content</text:span><text:span text:style-name="T14"> </text:span><text:span text:style-name="T24">=</text:span><text:span text:style-name="T14"> </text:span><text:span text:style-name="T26">fs</text:span><text:span text:style-name="T14">.</text:span><text:span text:style-name="T15">readFileSync</text:span><text:span text:style-name="T14">(</text:span><text:span text:style-name="T27">resolved</text:span><text:span text:style-name="T14">, </text:span><text:span text:style-name="T16">'utf8'</text:span><text:span text:style-name="T14">);</text:span></text:p>
      <text:p text:style-name="P6">          <text:span text:style-name="T23">return</text:span><text:span text:style-name="T14"> </text:span><text:span text:style-name="T15">send</text:span><text:span text:style-name="T14">(</text:span><text:span text:style-name="T13">ws</text:span><text:span text:style-name="T14">, { </text:span><text:span text:style-name="T13">id</text:span><text:span text:style-name="T14">, </text:span><text:span text:style-name="T13">type:</text:span><text:span text:style-name="T14"> </text:span><text:span text:style-name="T16">'tool_result'</text:span><text:span text:style-name="T14">, </text:span><text:span text:style-name="T13">result:</text:span><text:span text:style-name="T14"> </text:span><text:span text:style-name="T27">content</text:span><text:span text:style-name="T14"> });</text:span></text:p>
      <text:p text:style-name="P6">        <text:span text:style-name="T14">}</text:span></text:p>
      <text:p text:style-name="P18"/>
      <text:p text:style-name="P6">        <text:span text:style-name="T23">if</text:span><text:span text:style-name="T14"> (</text:span><text:span text:style-name="T27">tool</text:span><text:span text:style-name="T14"> </text:span><text:span text:style-name="T24">===</text:span><text:span text:style-name="T14"> </text:span><text:span text:style-name="T16">'run_python'</text:span><text:span text:style-name="T14">) {</text:span></text:p>
      <text:p text:style-name="P6">          <text:span text:style-name="T22">const</text:span><text:span text:style-name="T14"> </text:span><text:span text:style-name="T27">script</text:span><text:span text:style-name="T14"> </text:span><text:span text:style-name="T24">=</text:span><text:span text:style-name="T14"> </text:span><text:span text:style-name="T26">String</text:span><text:span text:style-name="T14">(</text:span><text:span text:style-name="T27">args</text:span><text:span text:style-name="T14">.</text:span><text:span text:style-name="T13">script</text:span><text:span text:style-name="T14"> </text:span><text:span text:style-name="T24">||</text:span><text:span text:style-name="T14"> </text:span><text:span text:style-name="T16">''</text:span><text:span text:style-name="T14">);</text:span></text:p>
      <text:p text:style-name="P6">          <text:span text:style-name="T22">const</text:span><text:span text:style-name="T14"> </text:span><text:span text:style-name="T27">pargs</text:span><text:span text:style-name="T14"> </text:span><text:span text:style-name="T24">=</text:span><text:span text:style-name="T14"> </text:span><text:span text:style-name="T26">Array</text:span><text:span text:style-name="T14">.</text:span><text:span text:style-name="T15">isArray</text:span><text:span text:style-name="T14">(</text:span><text:span text:style-name="T27">args</text:span><text:span text:style-name="T14">.</text:span><text:span text:style-name="T13">args</text:span><text:span text:style-name="T14">) </text:span><text:span text:style-name="T24">?</text:span><text:span text:style-name="T14"> </text:span><text:span text:style-name="T27">args</text:span><text:span text:style-name="T14">.</text:span><text:span text:style-name="T13">args</text:span><text:span text:style-name="T14">.</text:span><text:span text:style-name="T15">map</text:span><text:span text:style-name="T14">(</text:span><text:span text:style-name="T26">String</text:span><text:span text:style-name="T14">) </text:span><text:span text:style-name="T24">:</text:span><text:span text:style-name="T14"> [];</text:span></text:p>
      <text:p text:style-name="P6">          <text:span text:style-name="T22">const</text:span><text:span text:style-name="T14"> </text:span><text:span text:style-name="T27">scriptBase</text:span><text:span text:style-name="T14"> </text:span><text:span text:style-name="T24">=</text:span><text:span text:style-name="T14"> </text:span><text:span text:style-name="T27">path</text:span><text:span text:style-name="T14">.</text:span><text:span text:style-name="T15">resolve</text:span><text:span text:style-name="T14">(</text:span><text:span text:style-name="T13">__dirname</text:span><text:span text:style-name="T14">, </text:span><text:span text:style-name="T16">'tools'</text:span><text:span text:style-name="T14">);</text:span></text:p>
      <text:p text:style-name="P6">          <text:span text:style-name="T22">const</text:span><text:span text:style-name="T14"> </text:span><text:span text:style-name="T27">resolvedScript</text:span><text:span text:style-name="T14"> </text:span><text:span text:style-name="T24">=</text:span><text:span text:style-name="T14"> </text:span><text:span text:style-name="T27">path</text:span><text:span text:style-name="T14">.</text:span><text:span text:style-name="T15">resolve</text:span><text:span text:style-name="T14">(</text:span><text:span text:style-name="T27">scriptBase</text:span><text:span text:style-name="T14">, </text:span><text:span text:style-name="T27">script</text:span><text:span text:style-name="T14">);</text:span></text:p>
      <text:p text:style-name="P18"/>
      <text:p text:style-name="P6">          <text:span text:style-name="T23">if</text:span><text:span text:style-name="T14"> (</text:span><text:span text:style-name="T24">!</text:span><text:span text:style-name="T27">resolvedScript</text:span><text:span text:style-name="T14">.</text:span><text:span text:style-name="T15">startsWith</text:span><text:span text:style-name="T14">(</text:span><text:span text:style-name="T27">scriptBase</text:span><text:span text:style-name="T14">)) {</text:span></text:p>
      <text:p text:style-name="P6">            <text:span text:style-name="T23">return</text:span><text:span text:style-name="T14"> </text:span><text:span text:style-name="T15">send</text:span><text:span text:style-name="T14">(</text:span><text:span text:style-name="T13">ws</text:span><text:span text:style-name="T14">, { </text:span><text:span text:style-name="T13">id</text:span><text:span text:style-name="T14">, </text:span><text:span text:style-name="T13">type:</text:span><text:span text:style-name="T14"> </text:span><text:span text:style-name="T16">'tool_error'</text:span><text:span text:style-name="T14">, </text:span><text:span text:style-name="T13">error:</text:span><text:span text:style-name="T14"> </text:span><text:span text:style-name="T16">'access_denied'</text:span><text:span text:style-name="T14"> });</text:span></text:p>
      <text:p text:style-name="P6">          <text:span text:style-name="T14">}</text:span></text:p>
      <text:p text:style-name="P6">          <text:span text:style-name="T23">if</text:span><text:span text:style-name="T14"> (</text:span><text:span text:style-name="T24">!</text:span><text:span text:style-name="T26">fs</text:span><text:span text:style-name="T14">.</text:span><text:span text:style-name="T15">existsSync</text:span><text:span text:style-name="T14">(</text:span><text:span text:style-name="T27">resolvedScript</text:span><text:span text:style-name="T14">)) {</text:span></text:p>
      <text:p text:style-name="P6">            <text:span text:style-name="T23">return</text:span><text:span text:style-name="T14"> </text:span><text:span text:style-name="T15">send</text:span><text:span text:style-name="T14">(</text:span><text:span text:style-name="T13">ws</text:span><text:span text:style-name="T14">, { </text:span><text:span text:style-name="T13">id</text:span><text:span text:style-name="T14">, </text:span><text:span text:style-name="T13">type:</text:span><text:span text:style-name="T14"> </text:span><text:span text:style-name="T16">'tool_error'</text:span><text:span text:style-name="T14">, </text:span><text:span text:style-name="T13">error:</text:span><text:span text:style-name="T14"> </text:span><text:span text:style-name="T16">'script_not_found'</text:span><text:span text:style-name="T14"> });</text:span></text:p>
      <text:p text:style-name="P6">          <text:span text:style-name="T14">}</text:span></text:p>
      <text:p text:style-name="P18"/>
      <text:p text:style-name="P6">          <text:span text:style-name="T25">// Spawn Python process</text:span></text:p>
      <text:p text:style-name="P6">          <text:span text:style-name="T22">const</text:span><text:span text:style-name="T14"> </text:span><text:span text:style-name="T27">py</text:span><text:span text:style-name="T14"> </text:span><text:span text:style-name="T24">=</text:span><text:span text:style-name="T14"> </text:span><text:span text:style-name="T15">spawn</text:span><text:span text:style-name="T14">(</text:span><text:span text:style-name="T16">'python'</text:span><text:span text:style-name="T14">, [</text:span><text:span text:style-name="T27">resolvedScript</text:span><text:span text:style-name="T14">, </text:span><text:span text:style-name="T24">...</text:span><text:span text:style-name="T27">pargs</text:span><text:span text:style-name="T14">], { </text:span><text:span text:style-name="T13">cwd:</text:span><text:span text:style-name="T14"> </text:span><text:span text:style-name="T27">scriptBase</text:span><text:span text:style-name="T14"> });</text:span></text:p>
      <text:p text:style-name="P18"/>
      <text:p text:style-name="P6">          <text:span text:style-name="T22">let</text:span><text:span text:style-name="T14"> </text:span><text:span text:style-name="T13">stdout</text:span><text:span text:style-name="T14"> </text:span><text:span text:style-name="T24">=</text:span><text:span text:style-name="T14"> </text:span><text:span text:style-name="T16">''</text:span><text:span text:style-name="T14">, </text:span><text:span text:style-name="T13">stderr</text:span><text:span text:style-name="T14"> </text:span><text:span text:style-name="T24">=</text:span><text:span text:style-name="T14"> </text:span><text:span text:style-name="T16">''</text:span><text:span text:style-name="T14">;</text:span></text:p>
      <text:p text:style-name="P6">          <text:span text:style-name="T25">// Limit output size for safety</text:span></text:p>
      <text:p text:style-name="P6">          <text:span text:style-name="T22">const</text:span><text:span text:style-name="T14"> </text:span><text:span text:style-name="T27">MAX_BYTES</text:span><text:span text:style-name="T14"> </text:span><text:span text:style-name="T24">=</text:span><text:span text:style-name="T14"> </text:span><text:span text:style-name="T28">20000</text:span><text:span text:style-name="T14">;</text:span></text:p>
      <text:p text:style-name="P6">          <text:span text:style-name="T27">py</text:span><text:span text:style-name="T14">.</text:span><text:span text:style-name="T13">stdout</text:span><text:span text:style-name="T14">.</text:span><text:span text:style-name="T15">on</text:span><text:span text:style-name="T14">(</text:span><text:span text:style-name="T16">'data'</text:span><text:span text:style-name="T14">, (</text:span><text:span text:style-name="T13">d</text:span><text:span text:style-name="T14">) </text:span><text:span text:style-name="T22">=&gt;</text:span><text:span text:style-name="T14"> {</text:span></text:p>
      <text:p text:style-name="P6">            <text:span text:style-name="T13">stdout</text:span><text:span text:style-name="T14"> </text:span><text:span text:style-name="T24">+=</text:span><text:span text:style-name="T14"> </text:span><text:span text:style-name="T13">d</text:span><text:span text:style-name="T14">.</text:span><text:span text:style-name="T15">toString</text:span><text:span text:style-name="T14">();</text:span></text:p>
      <text:p text:style-name="P6">            <text:span text:style-name="T23">if</text:span><text:span text:style-name="T14"> (</text:span><text:span text:style-name="T13">stdout</text:span><text:span text:style-name="T14">.</text:span><text:span text:style-name="T27">length</text:span><text:span text:style-name="T14"> </text:span><text:span text:style-name="T24">&gt;</text:span><text:span text:style-name="T14"> </text:span><text:span text:style-name="T27">MAX_BYTES</text:span><text:span text:style-name="T14">) </text:span><text:span text:style-name="T13">stdout</text:span><text:span text:style-name="T14"> </text:span><text:span text:style-name="T24">=</text:span><text:span text:style-name="T14"> </text:span><text:span text:style-name="T13">stdout</text:span><text:span text:style-name="T14">.</text:span><text:span text:style-name="T15">slice</text:span><text:span text:style-name="T14">(</text:span><text:span text:style-name="T28">0</text:span><text:span text:style-name="T14">, </text:span><text:span text:style-name="T27">MAX_BYTES</text:span><text:span text:style-name="T14">) </text:span><text:span text:style-name="T24">+</text:span><text:span text:style-name="T14"> </text:span><text:span text:style-name="T16">'</text:span><text:span text:style-name="T29">\n</text:span><text:span text:style-name="T16">...truncated...</text:span><text:span text:style-name="T29">\n</text:span><text:span text:style-name="T16">'</text:span><text:span text:style-name="T14">;</text:span></text:p>
      <text:p text:style-name="P6">          <text:span text:style-name="T14">});</text:span></text:p>
      <text:p text:style-name="P6"><text:soft-page-break/>          <text:span text:style-name="T27">py</text:span><text:span text:style-name="T14">.</text:span><text:span text:style-name="T13">stderr</text:span><text:span text:style-name="T14">.</text:span><text:span text:style-name="T15">on</text:span><text:span text:style-name="T14">(</text:span><text:span text:style-name="T16">'data'</text:span><text:span text:style-name="T14">, (</text:span><text:span text:style-name="T13">d</text:span><text:span text:style-name="T14">) </text:span><text:span text:style-name="T22">=&gt;</text:span><text:span text:style-name="T14"> {</text:span></text:p>
      <text:p text:style-name="P6">            <text:span text:style-name="T13">stderr</text:span><text:span text:style-name="T14"> </text:span><text:span text:style-name="T24">+=</text:span><text:span text:style-name="T14"> </text:span><text:span text:style-name="T13">d</text:span><text:span text:style-name="T14">.</text:span><text:span text:style-name="T15">toString</text:span><text:span text:style-name="T14">();</text:span></text:p>
      <text:p text:style-name="P6">            <text:span text:style-name="T23">if</text:span><text:span text:style-name="T14"> (</text:span><text:span text:style-name="T13">stderr</text:span><text:span text:style-name="T14">.</text:span><text:span text:style-name="T27">length</text:span><text:span text:style-name="T14"> </text:span><text:span text:style-name="T24">&gt;</text:span><text:span text:style-name="T14"> </text:span><text:span text:style-name="T27">MAX_BYTES</text:span><text:span text:style-name="T14">) </text:span><text:span text:style-name="T13">stderr</text:span><text:span text:style-name="T14"> </text:span><text:span text:style-name="T24">=</text:span><text:span text:style-name="T14"> </text:span><text:span text:style-name="T13">stderr</text:span><text:span text:style-name="T14">.</text:span><text:span text:style-name="T15">slice</text:span><text:span text:style-name="T14">(</text:span><text:span text:style-name="T28">0</text:span><text:span text:style-name="T14">, </text:span><text:span text:style-name="T27">MAX_BYTES</text:span><text:span text:style-name="T14">) </text:span><text:span text:style-name="T24">+</text:span><text:span text:style-name="T14"> </text:span><text:span text:style-name="T16">'</text:span><text:span text:style-name="T29">\n</text:span><text:span text:style-name="T16">...truncated...</text:span><text:span text:style-name="T29">\n</text:span><text:span text:style-name="T16">'</text:span><text:span text:style-name="T14">;</text:span></text:p>
      <text:p text:style-name="P6">          <text:span text:style-name="T14">});</text:span></text:p>
      <text:p text:style-name="P18"/>
      <text:p text:style-name="P6">          <text:span text:style-name="T27">py</text:span><text:span text:style-name="T14">.</text:span><text:span text:style-name="T15">on</text:span><text:span text:style-name="T14">(</text:span><text:span text:style-name="T16">'close'</text:span><text:span text:style-name="T14">, (</text:span><text:span text:style-name="T13">code</text:span><text:span text:style-name="T14">) </text:span><text:span text:style-name="T22">=&gt;</text:span><text:span text:style-name="T14"> {</text:span></text:p>
      <text:p text:style-name="P6">            <text:span text:style-name="T15">send</text:span><text:span text:style-name="T14">(</text:span><text:span text:style-name="T13">ws</text:span><text:span text:style-name="T14">, {</text:span></text:p>
      <text:p text:style-name="P6">              <text:span text:style-name="T13">id</text:span><text:span text:style-name="T14">,</text:span></text:p>
      <text:p text:style-name="P6">              <text:span text:style-name="T13">type:</text:span><text:span text:style-name="T14"> </text:span><text:span text:style-name="T16">'tool_result'</text:span><text:span text:style-name="T14">,</text:span></text:p>
      <text:p text:style-name="P6">              <text:span text:style-name="T13">result:</text:span><text:span text:style-name="T14"> { </text:span><text:span text:style-name="T13">exit_code:</text:span><text:span text:style-name="T14"> </text:span><text:span text:style-name="T13">code</text:span><text:span text:style-name="T14">, </text:span><text:span text:style-name="T13">stdout</text:span><text:span text:style-name="T14">, </text:span><text:span text:style-name="T13">stderr</text:span><text:span text:style-name="T14"> }</text:span></text:p>
      <text:p text:style-name="P6">            <text:span text:style-name="T14">});</text:span></text:p>
      <text:p text:style-name="P6">          <text:span text:style-name="T14">});</text:span></text:p>
      <text:p text:style-name="P18"/>
      <text:p text:style-name="P6">          <text:span text:style-name="T27">py</text:span><text:span text:style-name="T14">.</text:span><text:span text:style-name="T15">on</text:span><text:span text:style-name="T14">(</text:span><text:span text:style-name="T16">'error'</text:span><text:span text:style-name="T14">, (</text:span><text:span text:style-name="T13">err</text:span><text:span text:style-name="T14">) </text:span><text:span text:style-name="T22">=&gt;</text:span><text:span text:style-name="T14"> {</text:span></text:p>
      <text:p text:style-name="P6">            <text:span text:style-name="T15">send</text:span><text:span text:style-name="T14">(</text:span><text:span text:style-name="T13">ws</text:span><text:span text:style-name="T14">, { </text:span><text:span text:style-name="T13">id</text:span><text:span text:style-name="T14">, </text:span><text:span text:style-name="T13">type:</text:span><text:span text:style-name="T14"> </text:span><text:span text:style-name="T16">'tool_error'</text:span><text:span text:style-name="T14">, </text:span><text:span text:style-name="T13">error:</text:span><text:span text:style-name="T14"> </text:span><text:span text:style-name="T26">String</text:span><text:span text:style-name="T14">(</text:span><text:span text:style-name="T13">err</text:span><text:span text:style-name="T14">) });</text:span></text:p>
      <text:p text:style-name="P6">          <text:span text:style-name="T14">});</text:span></text:p>
      <text:p text:style-name="P18"/>
      <text:p text:style-name="P6">          <text:span text:style-name="T23">return</text:span><text:span text:style-name="T14">;</text:span></text:p>
      <text:p text:style-name="P6">        <text:span text:style-name="T14">}</text:span></text:p>
      <text:p text:style-name="P18"/>
      <text:p text:style-name="P6">        <text:span text:style-name="T23">return</text:span><text:span text:style-name="T14"> </text:span><text:span text:style-name="T15">send</text:span><text:span text:style-name="T14">(</text:span><text:span text:style-name="T13">ws</text:span><text:span text:style-name="T14">, { </text:span><text:span text:style-name="T13">id</text:span><text:span text:style-name="T14">, </text:span><text:span text:style-name="T13">type:</text:span><text:span text:style-name="T14"> </text:span><text:span text:style-name="T16">'tool_error'</text:span><text:span text:style-name="T14">, </text:span><text:span text:style-name="T13">error:</text:span><text:span text:style-name="T14"> </text:span><text:span text:style-name="T16">'unhandled_tool'</text:span><text:span text:style-name="T14"> });</text:span></text:p>
      <text:p text:style-name="P6">      <text:span text:style-name="T14">} </text:span><text:span text:style-name="T23">catch</text:span><text:span text:style-name="T14"> (</text:span><text:span text:style-name="T13">err</text:span><text:span text:style-name="T14">) {</text:span></text:p>
      <text:p text:style-name="P6">        <text:span text:style-name="T23">return</text:span><text:span text:style-name="T14"> </text:span><text:span text:style-name="T15">send</text:span><text:span text:style-name="T14">(</text:span><text:span text:style-name="T13">ws</text:span><text:span text:style-name="T14">, { </text:span><text:span text:style-name="T13">id</text:span><text:span text:style-name="T14">, </text:span><text:span text:style-name="T13">type:</text:span><text:span text:style-name="T14"> </text:span><text:span text:style-name="T16">'tool_error'</text:span><text:span text:style-name="T14">, </text:span><text:span text:style-name="T13">error:</text:span><text:span text:style-name="T14"> </text:span><text:span text:style-name="T26">String</text:span><text:span text:style-name="T14">(</text:span><text:span text:style-name="T13">err</text:span><text:span text:style-name="T14">) });</text:span></text:p>
      <text:p text:style-name="P6">      <text:span text:style-name="T14">}</text:span></text:p>
      <text:p text:style-name="P6">    <text:span text:style-name="T14">}</text:span></text:p>
      <text:p text:style-name="P18"/>
      <text:p text:style-name="P6">    <text:span text:style-name="T25">// unknown message</text:span></text:p>
      <text:p text:style-name="P6">    <text:span text:style-name="T15">send</text:span><text:span text:style-name="T14">(</text:span><text:span text:style-name="T13">ws</text:span><text:span text:style-name="T14">, { </text:span><text:span text:style-name="T13">id:</text:span><text:span text:style-name="T14"> </text:span><text:span text:style-name="T13">m</text:span><text:span text:style-name="T14">.</text:span><text:span text:style-name="T13">id</text:span><text:span text:style-name="T14"> </text:span><text:span text:style-name="T24">||</text:span><text:span text:style-name="T14"> </text:span><text:span text:style-name="T22">null</text:span><text:span text:style-name="T14">, </text:span><text:span text:style-name="T13">type:</text:span><text:span text:style-name="T14"> </text:span><text:span text:style-name="T16">'error'</text:span><text:span text:style-name="T14">, </text:span><text:span text:style-name="T13">error:</text:span><text:span text:style-name="T14"> </text:span><text:span text:style-name="T16">'unknown_message_type'</text:span><text:span text:style-name="T14"> });</text:span></text:p>
      <text:p text:style-name="P6">  <text:span text:style-name="T14">});</text:span></text:p>
      <text:p text:style-name="P18"/>
      <text:p text:style-name="P6">  <text:span text:style-name="T13">ws</text:span><text:span text:style-name="T14">.</text:span><text:span text:style-name="T15">on</text:span><text:span text:style-name="T14">(</text:span><text:span text:style-name="T16">'close'</text:span><text:span text:style-name="T14">, () </text:span><text:span text:style-name="T22">=&gt;</text:span><text:span text:style-name="T14"> </text:span><text:span text:style-name="T13">console</text:span><text:span text:style-name="T14">.</text:span><text:span text:style-name="T15">log</text:span><text:span text:style-name="T14">(</text:span><text:span text:style-name="T16">'Client disconnected'</text:span><text:span text:style-name="T14">));</text:span></text:p>
      <text:p text:style-name="P1">});</text:p>
      <text:p text:style-name="P19"/>
      <text:h text:style-name="P20" text:outline-level="1">🟥 <text:span text:style-name="Strong_20_Emphasis">1. When a Client Connects</text:span></text:h>
      <text:p text:style-name="P21"><text:span text:style-name="Source_20_Text">wss.on('connection', (ws, req) =&gt; {</text:span></text:p>
      <text:p text:style-name="P22"><text:span text:style-name="Source_20_Text"><text:s text:c="2"/>console.log('Client connected');</text:span></text:p>
      <text:list text:style-name="L7">
        <text:list-item>
          <text:p text:style-name="P23"><text:span text:style-name="Source_20_Text">wss</text:span> is the WebSocket server created earlier.</text:p>
        </text:list-item>
        <text:list-item>
          <text:p text:style-name="P23"><text:soft-page-break/><text:span text:style-name="Source_20_Text">.on('connection', ...)</text:span> = “When a new client connects…”</text:p>
        </text:list-item>
        <text:list-item>
          <text:p text:style-name="P23"><text:span text:style-name="Source_20_Text">(ws, req)</text:span> gives you two things:</text:p>
          <text:list>
            <text:list-item>
              <text:p text:style-name="P23"><text:span text:style-name="Source_20_Text">ws</text:span>: the WebSocket connection to the client</text:p>
            </text:list-item>
            <text:list-item>
              <text:p text:style-name="P23"><text:span text:style-name="Source_20_Text">req</text:span>: information about the client request (IP, headers)</text:p>
            </text:list-item>
          </text:list>
        </text:list-item>
      </text:list>
      <text:p text:style-name="P4">What this means in simple terms:</text:p>
      <text:p text:style-name="P24">“When some program connects to our server, print ‘Client connected’ and prepare to talk to them.”</text:p>
      <text:p text:style-name="P25"/>
      <text:h text:style-name="P26" text:outline-level="1">🟧 <text:span text:style-name="Strong_20_Emphasis">2. When the Client Sends a Message</text:span></text:h>
      <text:p text:style-name="P27"><text:span text:style-name="Source_20_Text">ws.on('message', async (msg) =&gt; {</text:span></text:p>
      <text:list text:style-name="L8">
        <text:list-item>
          <text:p text:style-name="P28">This runs every time the client sends a message.</text:p>
        </text:list-item>
        <text:list-item>
          <text:p text:style-name="P28"><text:span text:style-name="Source_20_Text">msg</text:span> is the raw data (string) received.</text:p>
        </text:list-item>
      </text:list>
      <text:p text:style-name="P4">Think of this like:</text:p>
      <text:p text:style-name="P24">“For every message the client sends, run this function.”</text:p>
      <text:p text:style-name="P25"/>
      <text:h text:style-name="P26" text:outline-level="1">🟨 <text:span text:style-name="Strong_20_Emphasis">3. Try to Parse the Incoming JSON</text:span></text:h>
      <text:p text:style-name="P21"><text:span text:style-name="Source_20_Text">let m;</text:span></text:p>
      <text:p text:style-name="P29"><text:span text:style-name="Source_20_Text">try {</text:span></text:p>
      <text:p text:style-name="P29"><text:span text:style-name="Source_20_Text"><text:s text:c="2"/>m = JSON.parse(msg.toString());</text:span></text:p>
      <text:p text:style-name="P29"><text:span text:style-name="Source_20_Text">} catch (e) {</text:span></text:p>
      <text:p text:style-name="P29"><text:span text:style-name="Source_20_Text"><text:s text:c="2"/>return send(ws, { id: null, type: 'error', error: 'invalid-json' });</text:span></text:p>
      <text:p text:style-name="P22"><text:span text:style-name="Source_20_Text">}</text:span></text:p>
      <text:list text:style-name="L9">
        <text:list-item>
          <text:p text:style-name="P30"><text:span text:style-name="Source_20_Text">msg</text:span> arrives as raw text.</text:p>
        </text:list-item>
        <text:list-item>
          <text:p text:style-name="P30">Server tries to turn it into a JavaScript object using <text:span text:style-name="Source_20_Text">JSON.parse</text:span>.</text:p>
        </text:list-item>
        <text:list-item>
          <text:p text:style-name="P30">If parsing fails, the server sends back an error <text:span text:style-name="Source_20_Text">invalid-json</text:span>.</text:p>
        </text:list-item>
      </text:list>
      <text:p text:style-name="P4">Simple explanation:</text:p>
      <text:p text:style-name="P24">“Convert the received message into an object. If it's not valid JSON, send back an error and stop.”</text:p>
      <text:p text:style-name="P25"/>
      <text:h text:style-name="P26" text:outline-level="1">🟩 <text:span text:style-name="Strong_20_Emphasis">4. Handle the “discover” Message</text:span></text:h>
      <text:p text:style-name="P21"><text:span text:style-name="Source_20_Text">if (m.type === 'discover') {</text:span></text:p>
      <text:p text:style-name="P29"><text:soft-page-break/><text:span text:style-name="Source_20_Text"><text:s text:c="2"/>return send(ws, { id: m.id || null, type: 'discover_result', tools: Object.values(TOOLS) });</text:span></text:p>
      <text:p text:style-name="P22"><text:span text:style-name="Source_20_Text">}</text:span></text:p>
      <text:p text:style-name="P4">This means:</text:p>
      <text:list text:style-name="L10">
        <text:list-item>
          <text:p text:style-name="P31">The client asked: <text:span text:style-name="Strong_20_Emphasis">“What tools do you have?”</text:span></text:p>
        </text:list-item>
        <text:list-item>
          <text:p text:style-name="P31">The server replies with a JSON object describing all tools.</text:p>
        </text:list-item>
      </text:list>
      <text:p text:style-name="P4"><text:span text:style-name="Source_20_Text">Object.values(TOOLS)</text:span> returns the list:</text:p>
      <text:list text:style-name="L11">
        <text:list-item>
          <text:p text:style-name="P32">list_tools</text:p>
        </text:list-item>
        <text:list-item>
          <text:p text:style-name="P32">run_python</text:p>
        </text:list-item>
        <text:list-item>
          <text:p text:style-name="P32">read_file</text:p>
        </text:list-item>
      </text:list>
      <text:p text:style-name="P4">Plain English:</text:p>
      <text:p text:style-name="P24">“If the client asks for tool discovery, send back the list of tools.”</text:p>
      <text:p text:style-name="P25"/>
      <text:h text:style-name="P26" text:outline-level="1">🟦 <text:span text:style-name="Strong_20_Emphasis">5. Handle the “call_tool” Message</text:span></text:h>
      <text:p text:style-name="P27"><text:span text:style-name="Source_20_Text">if (m.type === 'call_tool') {</text:span></text:p>
      <text:p text:style-name="P4">This means the client wants to run one of the tools.</text:p>
      <text:p text:style-name="P4">Next:</text:p>
      <text:p text:style-name="P27"><text:span text:style-name="Source_20_Text">const { id, tool, args = {} } = m;</text:span></text:p>
      <text:p text:style-name="P4">This extracts:</text:p>
      <text:list text:style-name="L12">
        <text:list-item>
          <text:p text:style-name="P33"><text:span text:style-name="Source_20_Text">id</text:span>: the request id</text:p>
        </text:list-item>
        <text:list-item>
          <text:p text:style-name="P33"><text:span text:style-name="Source_20_Text">tool</text:span>: the tool name</text:p>
        </text:list-item>
        <text:list-item>
          <text:p text:style-name="P33"><text:span text:style-name="Source_20_Text">args</text:span>: tool arguments</text:p>
        </text:list-item>
      </text:list>
      <text:p text:style-name="P4">Then:</text:p>
      <text:p text:style-name="P21"><text:span text:style-name="Source_20_Text">if (!TOOLS[tool]) {</text:span></text:p>
      <text:p text:style-name="P29"><text:span text:style-name="Source_20_Text"><text:s text:c="2"/>return send(ws, { id, type: 'tool_error', error: `unknown_tool:${tool}` });</text:span></text:p>
      <text:p text:style-name="P22"><text:span text:style-name="Source_20_Text">}</text:span></text:p>
      <text:p text:style-name="P4">Meaning:</text:p>
      <text:p text:style-name="P24">“If the client asked for a tool that doesn't exist, return an error.”</text:p>
      <text:p text:style-name="P25"/>
      <text:h text:style-name="P26" text:outline-level="1">🟥 <text:span text:style-name="Strong_20_Emphasis">6. Now we process the tool logic</text:span></text:h>
      <text:p text:style-name="P21"><text:span text:style-name="Source_20_Text">try {</text:span></text:p>
      <text:p text:style-name="P29"><text:soft-page-break/><text:span text:style-name="Source_20_Text"><text:s text:c="2"/>if (tool === 'list_tools') {</text:span></text:p>
      <text:p text:style-name="P29"><text:span text:style-name="Source_20_Text"><text:s text:c="4"/>return send(ws, { id, type: 'tool_result', result: Object.keys(TOOLS) });</text:span></text:p>
      <text:p text:style-name="P22"><text:span text:style-name="Source_20_Text"><text:s text:c="2"/>}</text:span></text:p>
      <text:p text:style-name="P4">Meaning:</text:p>
      <text:p text:style-name="P24">“If they called the list_tools tool, return list of tool names.”</text:p>
      <text:p text:style-name="P25"/>
      <text:h text:style-name="P26" text:outline-level="1">🟪 <text:span text:style-name="Strong_20_Emphasis">7. read_file tool (not yet explained)</text:span></text:h>
      <text:p text:style-name="P21"><text:span text:style-name="Source_20_Text">if (tool === 'read_file') {</text:span></text:p>
      <text:p text:style-name="P29"><text:span text:style-name="Source_20_Text"><text:s text:c="2"/>...</text:span></text:p>
      <text:p text:style-name="P22"><text:span text:style-name="Source_20_Text">}</text:span></text:p>
      <text:p text:style-name="P4">We will explain this block <text:span text:style-name="Strong_20_Emphasis">in the next message</text:span>, separately.</text:p>
      <text:p text:style-name="P25"/>
      <text:h text:style-name="P26" text:outline-level="1">🟫 <text:span text:style-name="Strong_20_Emphasis">8. run_python tool (not yet explained)</text:span></text:h>
      <text:p text:style-name="P21"><text:span text:style-name="Source_20_Text">if (tool === 'run_python') {</text:span></text:p>
      <text:p text:style-name="P29"><text:span text:style-name="Source_20_Text"><text:s text:c="2"/>...</text:span></text:p>
      <text:p text:style-name="P22"><text:span text:style-name="Source_20_Text">}</text:span></text:p>
      <text:p text:style-name="P4">We will also explain this block separately.</text:p>
      <text:p text:style-name="P25"/>
      <text:h text:style-name="P26" text:outline-level="1">🟩 <text:span text:style-name="Strong_20_Emphasis">9. Fallback</text:span></text:h>
      <text:p text:style-name="P27"><text:span text:style-name="Source_20_Text">return send(ws, { id, type: 'tool_error', error: 'unhandled_tool' });</text:span></text:p>
      <text:p text:style-name="P4">Meaning:</text:p>
      <text:p text:style-name="P24">“If tool exists but we didn't write logic for it, return a generic error.”</text:p>
      <text:p text:style-name="P25"/>
      <text:h text:style-name="P26" text:outline-level="1">🟥 <text:span text:style-name="Strong_20_Emphasis">10. Catch errors</text:span></text:h>
      <text:p text:style-name="P21"><text:span text:style-name="Source_20_Text">} catch (err) {</text:span></text:p>
      <text:p text:style-name="P29"><text:span text:style-name="Source_20_Text"><text:s text:c="2"/>return send(ws, { id, type: 'tool_error', error: String(err) });</text:span></text:p>
      <text:p text:style-name="P22"><text:span text:style-name="Source_20_Text">}</text:span></text:p>
      <text:p text:style-name="P4">Meaning:</text:p>
      <text:p text:style-name="P24">“If something goes wrong while running the tool, send error back.”</text:p>
      <text:p text:style-name="P25"/>
      <text:h text:style-name="P26" text:outline-level="1"><text:soft-page-break/>🟦 <text:span text:style-name="Strong_20_Emphasis">11. Unknown message type</text:span></text:h>
      <text:p text:style-name="P27"><text:span text:style-name="Source_20_Text">send(ws, { id: m.id || null, type: 'error', error: 'unknown_message_type' });</text:span></text:p>
      <text:p text:style-name="P4">Meaning:</text:p>
      <text:p text:style-name="P24">“If the message was neither discover nor call_tool, return unknown message error.”</text:p>
      <text:p text:style-name="P25"/>
      <text:h text:style-name="P26" text:outline-level="1">🟧 <text:span text:style-name="Strong_20_Emphasis">12. When the client disconnects</text:span></text:h>
      <text:p text:style-name="P27"><text:span text:style-name="Source_20_Text">ws.on('close', () =&gt; console.log('Client disconnected'));</text:span></text:p>
      <text:p text:style-name="P4">Meaning:</text:p>
      <text:p text:style-name="P24">“When client closes connection, log it.”</text:p>
      <text:p text:style-name="P7"/>
      <text:p text:style-name="P5"><text:span text:style-name="T30">if</text:span> (<text:span text:style-name="T6">tool</text:span> <text:span text:style-name="T3">===</text:span> <text:span text:style-name="T5">'read_file'</text:span>) {</text:p>
      <text:p text:style-name="P6">          <text:span text:style-name="T22">const</text:span><text:span text:style-name="T14"> </text:span><text:span text:style-name="T27">filepath</text:span><text:span text:style-name="T14"> </text:span><text:span text:style-name="T24">=</text:span><text:span text:style-name="T14"> </text:span><text:span text:style-name="T26">String</text:span><text:span text:style-name="T14">(</text:span><text:span text:style-name="T27">args</text:span><text:span text:style-name="T14">.</text:span><text:span text:style-name="T13">filepath</text:span><text:span text:style-name="T14"> </text:span><text:span text:style-name="T24">||</text:span><text:span text:style-name="T14"> </text:span><text:span text:style-name="T16">''</text:span><text:span text:style-name="T14">);</text:span></text:p>
      <text:p text:style-name="P6">          <text:span text:style-name="T25">// Safe-mode: only allow files inside ./tools or ./data</text:span></text:p>
      <text:p text:style-name="P6">          <text:span text:style-name="T22">const</text:span><text:span text:style-name="T14"> </text:span><text:span text:style-name="T27">allowedBase</text:span><text:span text:style-name="T14"> </text:span><text:span text:style-name="T24">=</text:span><text:span text:style-name="T14"> </text:span><text:span text:style-name="T27">path</text:span><text:span text:style-name="T14">.</text:span><text:span text:style-name="T15">resolve</text:span><text:span text:style-name="T14">(</text:span><text:span text:style-name="T13">__dirname</text:span><text:span text:style-name="T14">, </text:span><text:span text:style-name="T16">'tools'</text:span><text:span text:style-name="T14">);</text:span></text:p>
      <text:p text:style-name="P6">          <text:span text:style-name="T22">const</text:span><text:span text:style-name="T14"> </text:span><text:span text:style-name="T27">resolved</text:span><text:span text:style-name="T14"> </text:span><text:span text:style-name="T24">=</text:span><text:span text:style-name="T14"> </text:span><text:span text:style-name="T27">path</text:span><text:span text:style-name="T14">.</text:span><text:span text:style-name="T15">resolve</text:span><text:span text:style-name="T14">(</text:span><text:span text:style-name="T27">allowedBase</text:span><text:span text:style-name="T14">, </text:span><text:span text:style-name="T27">filepath</text:span><text:span text:style-name="T14">);</text:span></text:p>
      <text:p text:style-name="P6">          <text:span text:style-name="T23">if</text:span><text:span text:style-name="T14"> (</text:span><text:span text:style-name="T24">!</text:span><text:span text:style-name="T27">resolved</text:span><text:span text:style-name="T14">.</text:span><text:span text:style-name="T15">startsWith</text:span><text:span text:style-name="T14">(</text:span><text:span text:style-name="T27">allowedBase</text:span><text:span text:style-name="T14">)) {</text:span></text:p>
      <text:p text:style-name="P6">            <text:span text:style-name="T23">return</text:span><text:span text:style-name="T14"> </text:span><text:span text:style-name="T15">send</text:span><text:span text:style-name="T14">(</text:span><text:span text:style-name="T13">ws</text:span><text:span text:style-name="T14">, { </text:span><text:span text:style-name="T13">id</text:span><text:span text:style-name="T14">, </text:span><text:span text:style-name="T13">type:</text:span><text:span text:style-name="T14"> </text:span><text:span text:style-name="T16">'tool_error'</text:span><text:span text:style-name="T14">, </text:span><text:span text:style-name="T13">error:</text:span><text:span text:style-name="T14"> </text:span><text:span text:style-name="T16">'access_denied'</text:span><text:span text:style-name="T14"> });</text:span></text:p>
      <text:p text:style-name="P6">          <text:span text:style-name="T14">}</text:span></text:p>
      <text:p text:style-name="P6">          <text:span text:style-name="T23">if</text:span><text:span text:style-name="T14"> (</text:span><text:span text:style-name="T24">!</text:span><text:span text:style-name="T26">fs</text:span><text:span text:style-name="T14">.</text:span><text:span text:style-name="T15">existsSync</text:span><text:span text:style-name="T14">(</text:span><text:span text:style-name="T27">resolved</text:span><text:span text:style-name="T14">)) {</text:span></text:p>
      <text:p text:style-name="P6">            <text:span text:style-name="T23">return</text:span><text:span text:style-name="T14"> </text:span><text:span text:style-name="T15">send</text:span><text:span text:style-name="T14">(</text:span><text:span text:style-name="T13">ws</text:span><text:span text:style-name="T14">, { </text:span><text:span text:style-name="T13">id</text:span><text:span text:style-name="T14">, </text:span><text:span text:style-name="T13">type:</text:span><text:span text:style-name="T14"> </text:span><text:span text:style-name="T16">'tool_error'</text:span><text:span text:style-name="T14">, </text:span><text:span text:style-name="T13">error:</text:span><text:span text:style-name="T14"> </text:span><text:span text:style-name="T16">'file_not_found'</text:span><text:span text:style-name="T14"> });</text:span></text:p>
      <text:p text:style-name="P6">          <text:span text:style-name="T14">}</text:span></text:p>
      <text:p text:style-name="P6">          <text:span text:style-name="T22">const</text:span><text:span text:style-name="T14"> </text:span><text:span text:style-name="T27">content</text:span><text:span text:style-name="T14"> </text:span><text:span text:style-name="T24">=</text:span><text:span text:style-name="T14"> </text:span><text:span text:style-name="T26">fs</text:span><text:span text:style-name="T14">.</text:span><text:span text:style-name="T15">readFileSync</text:span><text:span text:style-name="T14">(</text:span><text:span text:style-name="T27">resolved</text:span><text:span text:style-name="T14">, </text:span><text:span text:style-name="T16">'utf8'</text:span><text:span text:style-name="T14">);</text:span></text:p>
      <text:p text:style-name="P6">          <text:span text:style-name="T23">return</text:span><text:span text:style-name="T14"> </text:span><text:span text:style-name="T15">send</text:span><text:span text:style-name="T14">(</text:span><text:span text:style-name="T13">ws</text:span><text:span text:style-name="T14">, { </text:span><text:span text:style-name="T13">id</text:span><text:span text:style-name="T14">, </text:span><text:span text:style-name="T13">type:</text:span><text:span text:style-name="T14"> </text:span><text:span text:style-name="T16">'tool_result'</text:span><text:span text:style-name="T14">, </text:span><text:span text:style-name="T13">result:</text:span><text:span text:style-name="T14"> </text:span><text:span text:style-name="T27">content</text:span><text:span text:style-name="T14"> });</text:span></text:p>
      <text:p text:style-name="P6">        <text:span text:style-name="T14">}</text:span></text:p>
      <text:p text:style-name="Standard"/>
      <text:h text:style-name="Heading_20_1" text:outline-level="1">🟥 Line 1 — Check if the selected tool is read_file</text:h>
      <text:p text:style-name="P34"><text:span text:style-name="Source_20_Text">if (tool === 'read_file') {</text:span></text:p>
      <text:p text:style-name="Text_20_body">This means:</text:p>
      <text:p text:style-name="Quotations">“If the client is calling the tool named <text:span text:style-name="Source_20_Text">read_file</text:span>, then run the code inside this block.”</text:p>
      <text:p text:style-name="Horizontal_20_Line"><text:soft-page-break/></text:p>
      <text:h text:style-name="Heading_20_1" text:outline-level="1">🟦 Line 2 — Extract the filename</text:h>
      <text:p text:style-name="P34"><text:span text:style-name="Source_20_Text">const filepath = String(args.filepath || '');</text:span></text:p>
      <text:p text:style-name="Text_20_body">What this means:</text:p>
      <text:list text:style-name="L13">
        <text:list-item>
          <text:p text:style-name="P35">The client sends arguments (like <text:span text:style-name="Source_20_Text">{ filepath: "notes.txt" }</text:span>).</text:p>
        </text:list-item>
        <text:list-item>
          <text:p text:style-name="P35">We take that <text:span text:style-name="Source_20_Text">filepath</text:span>.</text:p>
        </text:list-item>
        <text:list-item>
          <text:p text:style-name="P35">Convert it to a string.</text:p>
        </text:list-item>
        <text:list-item>
          <text:p text:style-name="P35">If it's not given, use an empty string.</text:p>
        </text:list-item>
      </text:list>
      <text:p text:style-name="Text_20_body">Plain English:</text:p>
      <text:p text:style-name="Quotations">“Get the filename we need to open.”</text:p>
      <text:p text:style-name="Text_20_body">Example:</text:p>
      <text:list text:style-name="L14">
        <text:list-item>
          <text:p text:style-name="P36">If user sends <text:span text:style-name="Source_20_Text">"notes.txt"</text:span>, this becomes <text:span text:style-name="Source_20_Text">"notes.txt"</text:span>.</text:p>
        </text:list-item>
        <text:list-item>
          <text:p text:style-name="P36">If nothing sent, becomes <text:span text:style-name="Source_20_Text">""</text:span>.</text:p>
        </text:list-item>
      </text:list>
      <text:p text:style-name="Horizontal_20_Line"/>
      <text:h text:style-name="Heading_20_1" text:outline-level="1">🟧 Line 3–4 — Define safe folder</text:h>
      <text:p text:style-name="P37"><text:span text:style-name="Source_20_Text">const allowedBase = path.resolve(__dirname, 'tools');</text:span></text:p>
      <text:p text:style-name="P38"><text:span text:style-name="Source_20_Text">const resolved = path.resolve(allowedBase, filepath);</text:span></text:p>
      <text:p text:style-name="Text_20_body">This is <text:span text:style-name="Strong_20_Emphasis">super important</text:span>.</text:p>
      <text:h text:style-name="Heading_20_3" text:outline-level="3">What is the server doing?</text:h>
      <text:p text:style-name="Text_20_body">It decides that the ONLY allowed folder for reading files is:</text:p>
      <text:p text:style-name="P34"><text:span text:style-name="Source_20_Text">your-project-folder/tools/</text:span></text:p>
      <text:p text:style-name="Text_20_body">This means:</text:p>
      <text:list text:style-name="L15">
        <text:list-item>
          <text:p text:style-name="P39">Even if the client tries to read sensitive files like:</text:p>
          <text:list>
            <text:list-item>
              <text:p text:style-name="P39"><text:span text:style-name="Source_20_Text">/etc/passwd</text:span></text:p>
            </text:list-item>
            <text:list-item>
              <text:p text:style-name="P39"><text:span text:style-name="Source_20_Text">C:\Windows\system.ini</text:span></text:p>
            </text:list-item>
            <text:list-item>
              <text:p text:style-name="P39"><text:span text:style-name="Source_20_Text">../../Desktop/secrets.txt</text:span></text:p>
            </text:list-item>
          </text:list>
          <text:p text:style-name="P39">The server will <text:span text:style-name="Strong_20_Emphasis">block it</text:span>.</text:p>
        </text:list-item>
      </text:list>
      <text:h text:style-name="Heading_20_3" text:outline-level="3"><text:soft-page-break/>Explanation:</text:h>
      <text:list text:style-name="L16">
        <text:list-item>
          <text:p text:style-name="P40"><text:span text:style-name="Source_20_Text">allowedBase</text:span> → absolute path to the <text:span text:style-name="Source_20_Text">tools</text:span> folder<text:line-break/>Example: <text:span text:style-name="Source_20_Text">C:\Users\Mahesh\mcp-demo\tools</text:span></text:p>
        </text:list-item>
        <text:list-item>
          <text:p text:style-name="P40"><text:span text:style-name="Source_20_Text">resolved</text:span> → absolute path to the requested file<text:line-break/>Example: <text:span text:style-name="Source_20_Text">C:\Users\Mahesh\mcp-demo\tools\notes.txt</text:span></text:p>
        </text:list-item>
      </text:list>
      <text:p text:style-name="Text_20_body">This helps the server check whether the user is trying to escape outside the safe folder.</text:p>
      <text:p text:style-name="Horizontal_20_Line"/>
      <text:h text:style-name="Heading_20_1" text:outline-level="1">🟨 Line 5–7 — Prevent path escape attacks</text:h>
      <text:p text:style-name="P37"><text:span text:style-name="Source_20_Text">if (!resolved.startsWith(allowedBase)) {</text:span></text:p>
      <text:p text:style-name="P41"><text:span text:style-name="Source_20_Text"><text:s text:c="2"/>return send(ws, { id, type: 'tool_error', error: 'access_denied' });</text:span></text:p>
      <text:p text:style-name="P38"><text:span text:style-name="Source_20_Text">}</text:span></text:p>
      <text:p text:style-name="Text_20_body">This is a <text:span text:style-name="Strong_20_Emphasis">security check</text:span>.</text:p>
      <text:p text:style-name="Text_20_body">Meaning:</text:p>
      <text:p text:style-name="Quotations">“If the requested file is NOT inside the <text:span text:style-name="Source_20_Text">tools</text:span> folder, deny the request.”</text:p>
      <text:p text:style-name="Text_20_body">This protects against:</text:p>
      <text:p text:style-name="P34"><text:span text:style-name="Source_20_Text">../../../etc/passwd</text:span></text:p>
      <text:p text:style-name="Text_20_body">or</text:p>
      <text:p text:style-name="P34"><text:span text:style-name="Source_20_Text">../../desktop/my_private_file.docx</text:span></text:p>
      <text:p text:style-name="Text_20_body">So the server only allows reading files inside <text:span text:style-name="Strong_20_Emphasis">one controlled directory</text:span>.</text:p>
      <text:p text:style-name="Horizontal_20_Line"/>
      <text:h text:style-name="Heading_20_1" text:outline-level="1">🟩 Line 8–10 — Check if file exists</text:h>
      <text:p text:style-name="P37"><text:span text:style-name="Source_20_Text">if (!fs.existsSync(resolved)) {</text:span></text:p>
      <text:p text:style-name="P41"><text:span text:style-name="Source_20_Text"><text:s text:c="2"/>return send(ws, { id, type: 'tool_error', error: 'file_not_found' });</text:span></text:p>
      <text:p text:style-name="P38"><text:span text:style-name="Source_20_Text">}</text:span></text:p>
      <text:p text:style-name="Text_20_body">Meaning:</text:p>
      <text:p text:style-name="Quotations">“If the file does not exist, send back an error message.”</text:p>
      <text:p text:style-name="Text_20_body">So if you try:</text:p>
      <text:p text:style-name="P34"><text:span text:style-name="Source_20_Text">read_file(filepath="abcd.txt")</text:span></text:p>
      <text:p text:style-name="Text_20_body">and file doesn’t exist, you get a clean error.</text:p>
      <text:p text:style-name="Horizontal_20_Line"/>
      <text:h text:style-name="Heading_20_1" text:outline-level="1"><text:soft-page-break/>🟪 Line 11 — Read the file</text:h>
      <text:p text:style-name="P34"><text:span text:style-name="Source_20_Text">const content = fs.readFileSync(resolved, 'utf8');</text:span></text:p>
      <text:p text:style-name="Text_20_body">This does:</text:p>
      <text:list text:style-name="L17">
        <text:list-item>
          <text:p text:style-name="P42">Read the entire file</text:p>
        </text:list-item>
        <text:list-item>
          <text:p text:style-name="P42">Interpret it as UTF-8 text</text:p>
        </text:list-item>
        <text:list-item>
          <text:p text:style-name="P42">Store the text in the variable <text:span text:style-name="Source_20_Text">content</text:span></text:p>
        </text:list-item>
      </text:list>
      <text:p text:style-name="Text_20_body">Example:<text:line-break/>If <text:span text:style-name="Source_20_Text">notes.txt</text:span> contains:</text:p>
      <text:p text:style-name="P34"><text:span text:style-name="Source_20_Text">Hello Mahesh, this is your note.</text:span></text:p>
      <text:p text:style-name="Text_20_body">Then:</text:p>
      <text:p text:style-name="P34"><text:span text:style-name="Source_20_Text">content = "Hello Mahesh, this is your note."</text:span></text:p>
      <text:p text:style-name="Horizontal_20_Line"/>
      <text:h text:style-name="Heading_20_1" text:outline-level="1">🟫 Line 12 — Send response to the client</text:h>
      <text:p text:style-name="P34"><text:span text:style-name="Source_20_Text">return send(ws, { id, type: 'tool_result', result: content });</text:span></text:p>
      <text:p text:style-name="Text_20_body">Meaning:</text:p>
      <text:p text:style-name="Quotations">“Send back a JSON message saying the tool succeeded, and include the file content.”</text:p>
      <text:p text:style-name="Text_20_body">The client receives:</text:p>
      <text:p text:style-name="P37"><text:span text:style-name="Source_20_Text">{</text:span></text:p>
      <text:p text:style-name="P41"><text:span text:style-name="Source_20_Text"><text:s text:c="2"/>"id": "some-id",</text:span></text:p>
      <text:p text:style-name="P41"><text:span text:style-name="Source_20_Text"><text:s text:c="2"/>"type": "tool_result",</text:span></text:p>
      <text:p text:style-name="P41"><text:span text:style-name="Source_20_Text"><text:s text:c="2"/>"result": "Hello Mahesh, this is your note."</text:span></text:p>
      <text:p text:style-name="P38"><text:span text:style-name="Source_20_Text">}</text:span></text:p>
      <text:p text:style-name="P1"><text:span text:style-name="T30">if</text:span> (<text:span text:style-name="T6">tool</text:span> <text:span text:style-name="T3">===</text:span> <text:span text:style-name="T5">'run_python'</text:span>) {</text:p>
      <text:p text:style-name="P6">          <text:span text:style-name="T22">const</text:span><text:span text:style-name="T14"> </text:span><text:span text:style-name="T27">script</text:span><text:span text:style-name="T14"> </text:span><text:span text:style-name="T24">=</text:span><text:span text:style-name="T14"> </text:span><text:span text:style-name="T26">String</text:span><text:span text:style-name="T14">(</text:span><text:span text:style-name="T27">args</text:span><text:span text:style-name="T14">.</text:span><text:span text:style-name="T13">script</text:span><text:span text:style-name="T14"> </text:span><text:span text:style-name="T24">||</text:span><text:span text:style-name="T14"> </text:span><text:span text:style-name="T16">''</text:span><text:span text:style-name="T14">);</text:span></text:p>
      <text:p text:style-name="P6">          <text:span text:style-name="T22">const</text:span><text:span text:style-name="T14"> </text:span><text:span text:style-name="T27">pargs</text:span><text:span text:style-name="T14"> </text:span><text:span text:style-name="T24">=</text:span><text:span text:style-name="T14"> </text:span><text:span text:style-name="T26">Array</text:span><text:span text:style-name="T14">.</text:span><text:span text:style-name="T15">isArray</text:span><text:span text:style-name="T14">(</text:span><text:span text:style-name="T27">args</text:span><text:span text:style-name="T14">.</text:span><text:span text:style-name="T13">args</text:span><text:span text:style-name="T14">) </text:span><text:span text:style-name="T24">?</text:span><text:span text:style-name="T14"> </text:span><text:span text:style-name="T27">args</text:span><text:span text:style-name="T14">.</text:span><text:span text:style-name="T13">args</text:span><text:span text:style-name="T14">.</text:span><text:span text:style-name="T15">map</text:span><text:span text:style-name="T14">(</text:span><text:span text:style-name="T26">String</text:span><text:span text:style-name="T14">) </text:span><text:span text:style-name="T24">:</text:span><text:span text:style-name="T14"> [];</text:span></text:p>
      <text:p text:style-name="P6">          <text:span text:style-name="T22">const</text:span><text:span text:style-name="T14"> </text:span><text:span text:style-name="T27">scriptBase</text:span><text:span text:style-name="T14"> </text:span><text:span text:style-name="T24">=</text:span><text:span text:style-name="T14"> </text:span><text:span text:style-name="T27">path</text:span><text:span text:style-name="T14">.</text:span><text:span text:style-name="T15">resolve</text:span><text:span text:style-name="T14">(</text:span><text:span text:style-name="T13">__dirname</text:span><text:span text:style-name="T14">, </text:span><text:span text:style-name="T16">'tools'</text:span><text:span text:style-name="T14">);</text:span></text:p>
      <text:p text:style-name="P6">          <text:span text:style-name="T22">const</text:span><text:span text:style-name="T14"> </text:span><text:span text:style-name="T27">resolvedScript</text:span><text:span text:style-name="T14"> </text:span><text:span text:style-name="T24">=</text:span><text:span text:style-name="T14"> </text:span><text:span text:style-name="T27">path</text:span><text:span text:style-name="T14">.</text:span><text:span text:style-name="T15">resolve</text:span><text:span text:style-name="T14">(</text:span><text:span text:style-name="T27">scriptBase</text:span><text:span text:style-name="T14">, </text:span><text:span text:style-name="T27">script</text:span><text:span text:style-name="T14">);</text:span></text:p>
      <text:p text:style-name="P18"/>
      <text:p text:style-name="P6">          <text:span text:style-name="T23">if</text:span><text:span text:style-name="T14"> (</text:span><text:span text:style-name="T24">!</text:span><text:span text:style-name="T27">resolvedScript</text:span><text:span text:style-name="T14">.</text:span><text:span text:style-name="T15">startsWith</text:span><text:span text:style-name="T14">(</text:span><text:span text:style-name="T27">scriptBase</text:span><text:span text:style-name="T14">)) {</text:span></text:p>
      <text:p text:style-name="P6">            <text:span text:style-name="T23">return</text:span><text:span text:style-name="T14"> </text:span><text:span text:style-name="T15">send</text:span><text:span text:style-name="T14">(</text:span><text:span text:style-name="T13">ws</text:span><text:span text:style-name="T14">, { </text:span><text:span text:style-name="T13">id</text:span><text:span text:style-name="T14">, </text:span><text:span text:style-name="T13">type:</text:span><text:span text:style-name="T14"> </text:span><text:span text:style-name="T16">'tool_error'</text:span><text:span text:style-name="T14">, </text:span><text:span text:style-name="T13">error:</text:span><text:span text:style-name="T14"> </text:span><text:span text:style-name="T16">'access_denied'</text:span><text:span text:style-name="T14"> });</text:span></text:p>
      <text:p text:style-name="P6">          <text:span text:style-name="T14">}</text:span></text:p>
      <text:p text:style-name="P6">          <text:span text:style-name="T23">if</text:span><text:span text:style-name="T14"> (</text:span><text:span text:style-name="T24">!</text:span><text:span text:style-name="T26">fs</text:span><text:span text:style-name="T14">.</text:span><text:span text:style-name="T15">existsSync</text:span><text:span text:style-name="T14">(</text:span><text:span text:style-name="T27">resolvedScript</text:span><text:span text:style-name="T14">)) {</text:span></text:p>
      <text:p text:style-name="P6"><text:soft-page-break/>            <text:span text:style-name="T23">return</text:span><text:span text:style-name="T14"> </text:span><text:span text:style-name="T15">send</text:span><text:span text:style-name="T14">(</text:span><text:span text:style-name="T13">ws</text:span><text:span text:style-name="T14">, { </text:span><text:span text:style-name="T13">id</text:span><text:span text:style-name="T14">, </text:span><text:span text:style-name="T13">type:</text:span><text:span text:style-name="T14"> </text:span><text:span text:style-name="T16">'tool_error'</text:span><text:span text:style-name="T14">, </text:span><text:span text:style-name="T13">error:</text:span><text:span text:style-name="T14"> </text:span><text:span text:style-name="T16">'script_not_found'</text:span><text:span text:style-name="T14"> });</text:span></text:p>
      <text:p text:style-name="P6">          <text:span text:style-name="T14">}</text:span></text:p>
      <text:p text:style-name="P18"/>
      <text:p text:style-name="P6">          <text:span text:style-name="T25">// Spawn Python process</text:span></text:p>
      <text:p text:style-name="P6">          <text:span text:style-name="T22">const</text:span><text:span text:style-name="T14"> </text:span><text:span text:style-name="T27">py</text:span><text:span text:style-name="T14"> </text:span><text:span text:style-name="T24">=</text:span><text:span text:style-name="T14"> </text:span><text:span text:style-name="T15">spawn</text:span><text:span text:style-name="T14">(</text:span><text:span text:style-name="T16">'python'</text:span><text:span text:style-name="T14">, [</text:span><text:span text:style-name="T27">resolvedScript</text:span><text:span text:style-name="T14">, </text:span><text:span text:style-name="T24">...</text:span><text:span text:style-name="T27">pargs</text:span><text:span text:style-name="T14">], { </text:span><text:span text:style-name="T13">cwd:</text:span><text:span text:style-name="T14"> </text:span><text:span text:style-name="T27">scriptBase</text:span><text:span text:style-name="T14"> });</text:span></text:p>
      <text:p text:style-name="P18"/>
      <text:p text:style-name="P6">          <text:span text:style-name="T22">let</text:span><text:span text:style-name="T14"> </text:span><text:span text:style-name="T13">stdout</text:span><text:span text:style-name="T14"> </text:span><text:span text:style-name="T24">=</text:span><text:span text:style-name="T14"> </text:span><text:span text:style-name="T16">''</text:span><text:span text:style-name="T14">, </text:span><text:span text:style-name="T13">stderr</text:span><text:span text:style-name="T14"> </text:span><text:span text:style-name="T24">=</text:span><text:span text:style-name="T14"> </text:span><text:span text:style-name="T16">''</text:span><text:span text:style-name="T14">;</text:span></text:p>
      <text:p text:style-name="P6">          <text:span text:style-name="T25">// Limit output size for safety</text:span></text:p>
      <text:p text:style-name="P6">          <text:span text:style-name="T22">const</text:span><text:span text:style-name="T14"> </text:span><text:span text:style-name="T27">MAX_BYTES</text:span><text:span text:style-name="T14"> </text:span><text:span text:style-name="T24">=</text:span><text:span text:style-name="T14"> </text:span><text:span text:style-name="T28">20000</text:span><text:span text:style-name="T14">;</text:span></text:p>
      <text:p text:style-name="P6">          <text:span text:style-name="T27">py</text:span><text:span text:style-name="T14">.</text:span><text:span text:style-name="T13">stdout</text:span><text:span text:style-name="T14">.</text:span><text:span text:style-name="T15">on</text:span><text:span text:style-name="T14">(</text:span><text:span text:style-name="T16">'data'</text:span><text:span text:style-name="T14">, (</text:span><text:span text:style-name="T13">d</text:span><text:span text:style-name="T14">) </text:span><text:span text:style-name="T22">=&gt;</text:span><text:span text:style-name="T14"> {</text:span></text:p>
      <text:p text:style-name="P6">            <text:span text:style-name="T13">stdout</text:span><text:span text:style-name="T14"> </text:span><text:span text:style-name="T24">+=</text:span><text:span text:style-name="T14"> </text:span><text:span text:style-name="T13">d</text:span><text:span text:style-name="T14">.</text:span><text:span text:style-name="T15">toString</text:span><text:span text:style-name="T14">();</text:span></text:p>
      <text:p text:style-name="P6">            <text:span text:style-name="T23">if</text:span><text:span text:style-name="T14"> (</text:span><text:span text:style-name="T13">stdout</text:span><text:span text:style-name="T14">.</text:span><text:span text:style-name="T27">length</text:span><text:span text:style-name="T14"> </text:span><text:span text:style-name="T24">&gt;</text:span><text:span text:style-name="T14"> </text:span><text:span text:style-name="T27">MAX_BYTES</text:span><text:span text:style-name="T14">) </text:span><text:span text:style-name="T13">stdout</text:span><text:span text:style-name="T14"> </text:span><text:span text:style-name="T24">=</text:span><text:span text:style-name="T14"> </text:span><text:span text:style-name="T13">stdout</text:span><text:span text:style-name="T14">.</text:span><text:span text:style-name="T15">slice</text:span><text:span text:style-name="T14">(</text:span><text:span text:style-name="T28">0</text:span><text:span text:style-name="T14">, </text:span><text:span text:style-name="T27">MAX_BYTES</text:span><text:span text:style-name="T14">) </text:span><text:span text:style-name="T24">+</text:span><text:span text:style-name="T14"> </text:span><text:span text:style-name="T16">'</text:span><text:span text:style-name="T29">\n</text:span><text:span text:style-name="T16">...truncated...</text:span><text:span text:style-name="T29">\n</text:span><text:span text:style-name="T16">'</text:span><text:span text:style-name="T14">;</text:span></text:p>
      <text:p text:style-name="P6">          <text:span text:style-name="T14">});</text:span></text:p>
      <text:p text:style-name="P6">          <text:span text:style-name="T27">py</text:span><text:span text:style-name="T14">.</text:span><text:span text:style-name="T13">stderr</text:span><text:span text:style-name="T14">.</text:span><text:span text:style-name="T15">on</text:span><text:span text:style-name="T14">(</text:span><text:span text:style-name="T16">'data'</text:span><text:span text:style-name="T14">, (</text:span><text:span text:style-name="T13">d</text:span><text:span text:style-name="T14">) </text:span><text:span text:style-name="T22">=&gt;</text:span><text:span text:style-name="T14"> {</text:span></text:p>
      <text:p text:style-name="P6">            <text:span text:style-name="T13">stderr</text:span><text:span text:style-name="T14"> </text:span><text:span text:style-name="T24">+=</text:span><text:span text:style-name="T14"> </text:span><text:span text:style-name="T13">d</text:span><text:span text:style-name="T14">.</text:span><text:span text:style-name="T15">toString</text:span><text:span text:style-name="T14">();</text:span></text:p>
      <text:p text:style-name="P6">            <text:span text:style-name="T23">if</text:span><text:span text:style-name="T14"> (</text:span><text:span text:style-name="T13">stderr</text:span><text:span text:style-name="T14">.</text:span><text:span text:style-name="T27">length</text:span><text:span text:style-name="T14"> </text:span><text:span text:style-name="T24">&gt;</text:span><text:span text:style-name="T14"> </text:span><text:span text:style-name="T27">MAX_BYTES</text:span><text:span text:style-name="T14">) </text:span><text:span text:style-name="T13">stderr</text:span><text:span text:style-name="T14"> </text:span><text:span text:style-name="T24">=</text:span><text:span text:style-name="T14"> </text:span><text:span text:style-name="T13">stderr</text:span><text:span text:style-name="T14">.</text:span><text:span text:style-name="T15">slice</text:span><text:span text:style-name="T14">(</text:span><text:span text:style-name="T28">0</text:span><text:span text:style-name="T14">, </text:span><text:span text:style-name="T27">MAX_BYTES</text:span><text:span text:style-name="T14">) </text:span><text:span text:style-name="T24">+</text:span><text:span text:style-name="T14"> </text:span><text:span text:style-name="T16">'</text:span><text:span text:style-name="T29">\n</text:span><text:span text:style-name="T16">...truncated...</text:span><text:span text:style-name="T29">\n</text:span><text:span text:style-name="T16">'</text:span><text:span text:style-name="T14">;</text:span></text:p>
      <text:p text:style-name="P6">          <text:span text:style-name="T14">});</text:span></text:p>
      <text:p text:style-name="P18"/>
      <text:p text:style-name="P6">          <text:span text:style-name="T27">py</text:span><text:span text:style-name="T14">.</text:span><text:span text:style-name="T15">on</text:span><text:span text:style-name="T14">(</text:span><text:span text:style-name="T16">'close'</text:span><text:span text:style-name="T14">, (</text:span><text:span text:style-name="T13">code</text:span><text:span text:style-name="T14">) </text:span><text:span text:style-name="T22">=&gt;</text:span><text:span text:style-name="T14"> {</text:span></text:p>
      <text:p text:style-name="P6">            <text:span text:style-name="T15">send</text:span><text:span text:style-name="T14">(</text:span><text:span text:style-name="T13">ws</text:span><text:span text:style-name="T14">, {</text:span></text:p>
      <text:p text:style-name="P6">              <text:span text:style-name="T13">id</text:span><text:span text:style-name="T14">,</text:span></text:p>
      <text:p text:style-name="P6">              <text:span text:style-name="T13">type:</text:span><text:span text:style-name="T14"> </text:span><text:span text:style-name="T16">'tool_result'</text:span><text:span text:style-name="T14">,</text:span></text:p>
      <text:p text:style-name="P6">              <text:span text:style-name="T13">result:</text:span><text:span text:style-name="T14"> { </text:span><text:span text:style-name="T13">exit_code:</text:span><text:span text:style-name="T14"> </text:span><text:span text:style-name="T13">code</text:span><text:span text:style-name="T14">, </text:span><text:span text:style-name="T13">stdout</text:span><text:span text:style-name="T14">, </text:span><text:span text:style-name="T13">stderr</text:span><text:span text:style-name="T14"> }</text:span></text:p>
      <text:p text:style-name="P6">            <text:span text:style-name="T14">});</text:span></text:p>
      <text:p text:style-name="P6">          <text:span text:style-name="T14">});</text:span></text:p>
      <text:p text:style-name="P18"/>
      <text:p text:style-name="P6">          <text:span text:style-name="T27">py</text:span><text:span text:style-name="T14">.</text:span><text:span text:style-name="T15">on</text:span><text:span text:style-name="T14">(</text:span><text:span text:style-name="T16">'error'</text:span><text:span text:style-name="T14">, (</text:span><text:span text:style-name="T13">err</text:span><text:span text:style-name="T14">) </text:span><text:span text:style-name="T22">=&gt;</text:span><text:span text:style-name="T14"> {</text:span></text:p>
      <text:p text:style-name="P6">            <text:span text:style-name="T15">send</text:span><text:span text:style-name="T14">(</text:span><text:span text:style-name="T13">ws</text:span><text:span text:style-name="T14">, { </text:span><text:span text:style-name="T13">id</text:span><text:span text:style-name="T14">, </text:span><text:span text:style-name="T13">type:</text:span><text:span text:style-name="T14"> </text:span><text:span text:style-name="T16">'tool_error'</text:span><text:span text:style-name="T14">, </text:span><text:span text:style-name="T13">error:</text:span><text:span text:style-name="T14"> </text:span><text:span text:style-name="T26">String</text:span><text:span text:style-name="T14">(</text:span><text:span text:style-name="T13">err</text:span><text:span text:style-name="T14">) });</text:span></text:p>
      <text:p text:style-name="P6">          <text:span text:style-name="T14">});</text:span></text:p>
      <text:p text:style-name="P18"/>
      <text:p text:style-name="P6">          <text:span text:style-name="T23">return</text:span><text:span text:style-name="T14">;</text:span></text:p>
      <text:p text:style-name="P6">        <text:span text:style-name="T14">}</text:span></text:p>
      <text:p text:style-name="P18"/>
      <text:p text:style-name="P6">        <text:span text:style-name="T23">return</text:span><text:span text:style-name="T14"> </text:span><text:span text:style-name="T15">send</text:span><text:span text:style-name="T14">(</text:span><text:span text:style-name="T13">ws</text:span><text:span text:style-name="T14">, { </text:span><text:span text:style-name="T13">id</text:span><text:span text:style-name="T14">, </text:span><text:span text:style-name="T13">type:</text:span><text:span text:style-name="T14"> </text:span><text:span text:style-name="T16">'tool_error'</text:span><text:span text:style-name="T14">, </text:span><text:span text:style-name="T13">error:</text:span><text:span text:style-name="T14"> </text:span><text:span text:style-name="T16">'unhandled_tool'</text:span><text:span text:style-name="T14"> });</text:span></text:p>
      <text:p text:style-name="P6">      <text:span text:style-name="T14">} </text:span><text:span text:style-name="T23">catch</text:span><text:span text:style-name="T14"> (</text:span><text:span text:style-name="T13">err</text:span><text:span text:style-name="T14">) {</text:span></text:p>
      <text:p text:style-name="P6">        <text:span text:style-name="T23">return</text:span><text:span text:style-name="T14"> </text:span><text:span text:style-name="T15">send</text:span><text:span text:style-name="T14">(</text:span><text:span text:style-name="T13">ws</text:span><text:span text:style-name="T14">, { </text:span><text:span text:style-name="T13">id</text:span><text:span text:style-name="T14">, </text:span><text:span text:style-name="T13">type:</text:span><text:span text:style-name="T14"> </text:span><text:span text:style-name="T16">'tool_error'</text:span><text:span text:style-name="T14">, </text:span><text:span text:style-name="T13">error:</text:span><text:span text:style-name="T14"> </text:span><text:span text:style-name="T26">String</text:span><text:span text:style-name="T14">(</text:span><text:span text:style-name="T13">err</text:span><text:span text:style-name="T14">) });</text:span></text:p>
      <text:p text:style-name="P6">      <text:span text:style-name="T14">}</text:span></text:p>
      <text:p text:style-name="P6"><text:soft-page-break/>    <text:span text:style-name="T14">}</text:span></text:p>
      <text:p text:style-name="P18"/>
      <text:p text:style-name="P6">    <text:span text:style-name="T25">// unknown message</text:span></text:p>
      <text:p text:style-name="P6">    <text:span text:style-name="T15">send</text:span><text:span text:style-name="T14">(</text:span><text:span text:style-name="T13">ws</text:span><text:span text:style-name="T14">, { </text:span><text:span text:style-name="T13">id:</text:span><text:span text:style-name="T14"> </text:span><text:span text:style-name="T13">m</text:span><text:span text:style-name="T14">.</text:span><text:span text:style-name="T13">id</text:span><text:span text:style-name="T14"> </text:span><text:span text:style-name="T24">||</text:span><text:span text:style-name="T14"> </text:span><text:span text:style-name="T22">null</text:span><text:span text:style-name="T14">, </text:span><text:span text:style-name="T13">type:</text:span><text:span text:style-name="T14"> </text:span><text:span text:style-name="T16">'error'</text:span><text:span text:style-name="T14">, </text:span><text:span text:style-name="T13">error:</text:span><text:span text:style-name="T14"> </text:span><text:span text:style-name="T16">'unknown_message_type'</text:span><text:span text:style-name="T14"> });</text:span></text:p>
      <text:p text:style-name="P6">  <text:span text:style-name="T14">});</text:span></text:p>
      <text:p text:style-name="Standard"/>
      <text:h text:style-name="Heading_20_1" text:outline-level="1">🟥 1. Check if tool is run_python</text:h>
      <text:p text:style-name="P34"><text:span text:style-name="Source_20_Text">if (tool === 'run_python') {</text:span></text:p>
      <text:p text:style-name="Text_20_body">Meaning:</text:p>
      <text:p text:style-name="Quotations">“If the client requested the tool named run_python, run this block.”</text:p>
      <text:p text:style-name="Horizontal_20_Line"/>
      <text:h text:style-name="Heading_20_1" text:outline-level="1">🟦 2. Extract script name and arguments</text:h>
      <text:p text:style-name="P34"><text:span text:style-name="Source_20_Text">const script = String(args.script || '');</text:span></text:p>
      <text:list text:style-name="L18">
        <text:list-item>
          <text:p text:style-name="P43">The user will pass a script name like <text:span text:style-name="Source_20_Text">"hello_tool.py"</text:span>.</text:p>
        </text:list-item>
        <text:list-item>
          <text:p text:style-name="P43">Convert it to a string.</text:p>
        </text:list-item>
        <text:list-item>
          <text:p text:style-name="P43">If not given, use empty string.</text:p>
        </text:list-item>
      </text:list>
      <text:p text:style-name="Text_20_body">Next:</text:p>
      <text:p text:style-name="P34"><text:span text:style-name="Source_20_Text">const pargs = Array.isArray(args.args) ? args.args.map(String) : [];</text:span></text:p>
      <text:list text:style-name="L19">
        <text:list-item>
          <text:p text:style-name="P44"><text:span text:style-name="Source_20_Text">args.args</text:span> is an array of arguments for the Python script.</text:p>
        </text:list-item>
        <text:list-item>
          <text:p text:style-name="P44">If it is an array, convert each element to a string.</text:p>
        </text:list-item>
        <text:list-item>
          <text:p text:style-name="P44">If no args were given, use an empty array.</text:p>
        </text:list-item>
      </text:list>
      <text:p text:style-name="Text_20_body">Example input from client:</text:p>
      <text:p text:style-name="P34"><text:span text:style-name="Source_20_Text">args: { script: "hello_tool.py", args: ["Mahesh", "3"] }</text:span></text:p>
      <text:p text:style-name="Text_20_body">Then:</text:p>
      <text:list text:style-name="L20">
        <text:list-item>
          <text:p text:style-name="P45"><text:span text:style-name="Source_20_Text">script = "hello_tool.py"</text:span></text:p>
        </text:list-item>
        <text:list-item>
          <text:p text:style-name="P45"><text:span text:style-name="Source_20_Text">pargs = ["Mahesh", "3"]</text:span></text:p>
        </text:list-item>
      </text:list>
      <text:p text:style-name="Horizontal_20_Line"/>
      <text:h text:style-name="Heading_20_1" text:outline-level="1">🟧 3. Build safe absolute file paths</text:h>
      <text:p text:style-name="P37"><text:span text:style-name="Source_20_Text">const scriptBase = path.resolve(__dirname, 'tools');</text:span></text:p>
      <text:p text:style-name="P38"><text:span text:style-name="Source_20_Text">const resolvedScript = path.resolve(scriptBase, script);</text:span></text:p>
      <text:p text:style-name="Text_20_body"><text:soft-page-break/>Meaning:</text:p>
      <text:list text:style-name="L21">
        <text:list-item>
          <text:p text:style-name="P46">The only allowed folder for Python scripts is:</text:p>
          <text:p text:style-name="P47"><text:span text:style-name="Source_20_Text">project-folder/tools/</text:span></text:p>
        </text:list-item>
        <text:list-item>
          <text:p text:style-name="P46"><text:span text:style-name="Source_20_Text">resolvedScript</text:span> is the absolute path to the requested script.</text:p>
        </text:list-item>
      </text:list>
      <text:p text:style-name="Text_20_body">This prevents a user from running:</text:p>
      <text:p text:style-name="P34"><text:span text:style-name="Source_20_Text">../../../evil.py</text:span></text:p>
      <text:p text:style-name="Horizontal_20_Line"/>
      <text:h text:style-name="Heading_20_1" text:outline-level="1">🟨 4. Prevent path escape attacks</text:h>
      <text:p text:style-name="P37"><text:span text:style-name="Source_20_Text">if (!resolvedScript.startsWith(scriptBase)) {</text:span></text:p>
      <text:p text:style-name="P41"><text:span text:style-name="Source_20_Text"><text:s text:c="2"/>return send(ws, { id, type: 'tool_error', error: 'access_denied' });</text:span></text:p>
      <text:p text:style-name="P38"><text:span text:style-name="Source_20_Text">}</text:span></text:p>
      <text:p text:style-name="Text_20_body">Meaning:</text:p>
      <text:p text:style-name="Quotations">“If the script is not inside the tools/ folder, deny execution.”</text:p>
      <text:p text:style-name="Text_20_body">Security feature.</text:p>
      <text:p text:style-name="Horizontal_20_Line"/>
      <text:h text:style-name="Heading_20_1" text:outline-level="1">🟩 5. Check if file exists</text:h>
      <text:p text:style-name="P37"><text:span text:style-name="Source_20_Text">if (!fs.existsSync(resolvedScript)) {</text:span></text:p>
      <text:p text:style-name="P41"><text:span text:style-name="Source_20_Text"><text:s text:c="2"/>return send(ws, { id, type: 'tool_error', error: 'script_not_found' });</text:span></text:p>
      <text:p text:style-name="P38"><text:span text:style-name="Source_20_Text">}</text:span></text:p>
      <text:p text:style-name="Text_20_body">Meaning:</text:p>
      <text:p text:style-name="Quotations">“If the file doesn’t exist, send error.”</text:p>
      <text:p text:style-name="Horizontal_20_Line"/>
      <text:h text:style-name="Heading_20_1" text:outline-level="1">🟪 6. Spawn a Python process</text:h>
      <text:p text:style-name="P34"><text:span text:style-name="Source_20_Text">const py = spawn('python', [resolvedScript, ...pargs], { cwd: scriptBase });</text:span></text:p>
      <text:p text:style-name="Text_20_body">This is the core line.</text:p>
      <text:p text:style-name="Text_20_body">Meaning:</text:p>
      <text:p text:style-name="Quotations">“Start Python, run the script, pass arguments, and run it inside the tools folder.”</text:p>
      <text:p text:style-name="Text_20_body">For example, this becomes something like:</text:p>
      <text:p text:style-name="P34"><text:span text:style-name="Source_20_Text">python hello_tool.py Mahesh 3</text:span></text:p>
      <text:p text:style-name="Text_20_body"><text:span text:style-name="Source_20_Text">spawn()</text:span> returns a “process object” named <text:span text:style-name="Source_20_Text">py</text:span>, which lets us read:</text:p>
      <text:list text:style-name="L22">
        <text:list-item>
          <text:p text:style-name="P48"><text:soft-page-break/>its stdout</text:p>
        </text:list-item>
        <text:list-item>
          <text:p text:style-name="P48">its stderr</text:p>
        </text:list-item>
        <text:list-item>
          <text:p text:style-name="P48">its exit code</text:p>
        </text:list-item>
      </text:list>
      <text:p text:style-name="Horizontal_20_Line"/>
      <text:h text:style-name="Heading_20_1" text:outline-level="1">🟫 7. Prepare to capture stdout and stderr</text:h>
      <text:p text:style-name="P37"><text:span text:style-name="Source_20_Text">let stdout = '', stderr = '';</text:span></text:p>
      <text:p text:style-name="P38"><text:span text:style-name="Source_20_Text">const MAX_BYTES = 20000;</text:span></text:p>
      <text:p text:style-name="Text_20_body">Meaning:</text:p>
      <text:list text:style-name="L23">
        <text:list-item>
          <text:p text:style-name="P49">Prepare empty strings to store Python output.</text:p>
        </text:list-item>
        <text:list-item>
          <text:p text:style-name="P49">Limit output to 20 KB for safety.</text:p>
        </text:list-item>
      </text:list>
      <text:p text:style-name="Horizontal_20_Line"/>
      <text:h text:style-name="Heading_20_1" text:outline-level="1">🟦 8. Capture Python stdout (normal output)</text:h>
      <text:p text:style-name="P37"><text:span text:style-name="Source_20_Text">py.stdout.on('data', (d) =&gt; {</text:span></text:p>
      <text:p text:style-name="P41"><text:span text:style-name="Source_20_Text"><text:s text:c="2"/>stdout += d.toString();</text:span></text:p>
      <text:p text:style-name="P41"><text:span text:style-name="Source_20_Text"><text:s text:c="2"/>if (stdout.length &gt; MAX_BYTES) stdout = stdout.slice(0, MAX_BYTES) + '\n...truncated...\n';</text:span></text:p>
      <text:p text:style-name="P38"><text:span text:style-name="Source_20_Text">});</text:span></text:p>
      <text:p text:style-name="Text_20_body">Each time Python prints something:</text:p>
      <text:list text:style-name="L24">
        <text:list-item>
          <text:p text:style-name="P50">Add it to <text:span text:style-name="Source_20_Text">stdout</text:span>.</text:p>
        </text:list-item>
        <text:list-item>
          <text:p text:style-name="P50">If output becomes too long, truncate it.</text:p>
        </text:list-item>
      </text:list>
      <text:p text:style-name="Text_20_body">Simple English:</text:p>
      <text:p text:style-name="Quotations">“Whenever Python prints something, capture it.”</text:p>
      <text:p text:style-name="Horizontal_20_Line"/>
      <text:h text:style-name="Heading_20_1" text:outline-level="1">🟧 9. Capture Python stderr (errors)</text:h>
      <text:p text:style-name="P37"><text:span text:style-name="Source_20_Text">py.stderr.on('data', (d) =&gt; {</text:span></text:p>
      <text:p text:style-name="P41"><text:span text:style-name="Source_20_Text"><text:s text:c="2"/>stderr += d.toString();</text:span></text:p>
      <text:p text:style-name="P41"><text:span text:style-name="Source_20_Text"><text:s text:c="2"/>if (stderr.length &gt; MAX_BYTES) stderr = stderr.slice(0, MAX_BYTES) + '\n...truncated...\n';</text:span></text:p>
      <text:p text:style-name="P38"><text:span text:style-name="Source_20_Text">});</text:span></text:p>
      <text:p text:style-name="Text_20_body">Meaning:</text:p>
      <text:p text:style-name="Quotations">“Whenever Python prints an error, capture it.”</text:p>
      <text:p text:style-name="Horizontal_20_Line"/>
      <text:h text:style-name="Heading_20_1" text:outline-level="1"><text:soft-page-break/>🟨 10. When the Python script finishes</text:h>
      <text:p text:style-name="P37"><text:span text:style-name="Source_20_Text">py.on('close', (code) =&gt; {</text:span></text:p>
      <text:p text:style-name="P41"><text:span text:style-name="Source_20_Text"><text:s text:c="2"/>send(ws, {</text:span></text:p>
      <text:p text:style-name="P41"><text:span text:style-name="Source_20_Text"><text:s text:c="4"/>id,</text:span></text:p>
      <text:p text:style-name="P41"><text:span text:style-name="Source_20_Text"><text:s text:c="4"/>type: 'tool_result',</text:span></text:p>
      <text:p text:style-name="P41"><text:span text:style-name="Source_20_Text"><text:s text:c="4"/>result: { exit_code: code, stdout, stderr }</text:span></text:p>
      <text:p text:style-name="P41"><text:span text:style-name="Source_20_Text"><text:s text:c="2"/>});</text:span></text:p>
      <text:p text:style-name="P38"><text:span text:style-name="Source_20_Text">});</text:span></text:p>
      <text:p text:style-name="Text_20_body">Meaning:</text:p>
      <text:list text:style-name="L25">
        <text:list-item>
          <text:p text:style-name="P51">When Python finishes:</text:p>
          <text:list>
            <text:list-item>
              <text:p text:style-name="P51">Capture exit code (0 = success, non-zero = error)</text:p>
            </text:list-item>
            <text:list-item>
              <text:p text:style-name="P51">Send back output and errors to client.</text:p>
            </text:list-item>
          </text:list>
        </text:list-item>
      </text:list>
      <text:p text:style-name="Text_20_body">Final JSON sent to client looks like:</text:p>
      <text:p text:style-name="P37"><text:span text:style-name="Source_20_Text">{</text:span></text:p>
      <text:p text:style-name="P41"><text:span text:style-name="Source_20_Text"><text:s text:c="2"/>"id": "some-id",</text:span></text:p>
      <text:p text:style-name="P41"><text:span text:style-name="Source_20_Text"><text:s text:c="2"/>"type": "tool_result",</text:span></text:p>
      <text:p text:style-name="P41"><text:span text:style-name="Source_20_Text"><text:s text:c="2"/>"result": {</text:span></text:p>
      <text:p text:style-name="P41"><text:span text:style-name="Source_20_Text"><text:s text:c="4"/>"exit_code": 0,</text:span></text:p>
      <text:p text:style-name="P41"><text:span text:style-name="Source_20_Text"><text:s text:c="4"/>"stdout": "{\"message\": \"Hello, Mahesh!\"}\n",</text:span></text:p>
      <text:p text:style-name="P41"><text:span text:style-name="Source_20_Text"><text:s text:c="4"/>"stderr": ""</text:span></text:p>
      <text:p text:style-name="P41"><text:span text:style-name="Source_20_Text"><text:s text:c="2"/>}</text:span></text:p>
      <text:p text:style-name="P38"><text:span text:style-name="Source_20_Text">}</text:span></text:p>
      <text:p text:style-name="Horizontal_20_Line"/>
      <text:h text:style-name="Heading_20_1" text:outline-level="1">🟥 11. Handle process errors</text:h>
      <text:p text:style-name="P37"><text:span text:style-name="Source_20_Text">py.on('error', (err) =&gt; {</text:span></text:p>
      <text:p text:style-name="P41"><text:span text:style-name="Source_20_Text"><text:s text:c="2"/>send(ws, { id, type: 'tool_error', error: String(err) });</text:span></text:p>
      <text:p text:style-name="P38"><text:span text:style-name="Source_20_Text">});</text:span></text:p>
      <text:p text:style-name="Text_20_body">Meaning:</text:p>
      <text:p text:style-name="Quotations">“If Python fails to start at all (not installed, permission issue), send error.”</text:p>
      <text:p text:style-name="Horizontal_20_Line"/>
      <text:h text:style-name="Heading_20_1" text:outline-level="1">🟦 12. End the tool handler</text:h>
      <text:p text:style-name="P34"><text:span text:style-name="Source_20_Text">return;</text:span></text:p>
      <text:p text:style-name="Text_20_body">Meaning:</text:p>
      <text:p text:style-name="Quotations">“Stop here, don’t run the fallback error handler.”</text:p>
      <text:p text:style-name="Standard"/>
      <text:p text:style-name="Standard"/>
      <text:p text:style-name="Standard"/>
      <text:p text:style-name="Standard"/>
      <text:p text:style-name="P52"><text:soft-page-break/># tools/hello_tool.py</text:p>
      <text:p text:style-name="P52"># A tiny Python script that accepts args and prints JSON-ish text.</text:p>
      <text:p text:style-name="P18"/>
      <text:p text:style-name="P1"><text:span text:style-name="T30">import</text:span> <text:span text:style-name="T2">sys</text:span></text:p>
      <text:p text:style-name="P1"><text:span text:style-name="T30">import</text:span> <text:span text:style-name="T2">json</text:span></text:p>
      <text:p text:style-name="P18"/>
      <text:p text:style-name="P1"><text:span text:style-name="T1">def</text:span> <text:span text:style-name="T4">main</text:span>():</text:p>
      <text:p text:style-name="P6">    <text:span text:style-name="T13">args</text:span><text:span text:style-name="T14"> </text:span><text:span text:style-name="T24">=</text:span><text:span text:style-name="T14"> </text:span><text:span text:style-name="T26">sys</text:span><text:span text:style-name="T14">.</text:span><text:span text:style-name="T13">argv</text:span><text:span text:style-name="T14">[</text:span><text:span text:style-name="T28">1</text:span><text:span text:style-name="T14">:]</text:span></text:p>
      <text:p text:style-name="P6">    <text:span text:style-name="T13">name</text:span><text:span text:style-name="T14"> </text:span><text:span text:style-name="T24">=</text:span><text:span text:style-name="T14"> </text:span><text:span text:style-name="T13">args</text:span><text:span text:style-name="T14">[</text:span><text:span text:style-name="T28">0</text:span><text:span text:style-name="T14">] </text:span><text:span text:style-name="T23">if</text:span><text:span text:style-name="T14"> </text:span><text:span text:style-name="T15">len</text:span><text:span text:style-name="T14">(</text:span><text:span text:style-name="T13">args</text:span><text:span text:style-name="T14">)</text:span><text:span text:style-name="T24">&gt;</text:span><text:span text:style-name="T28">0</text:span><text:span text:style-name="T14"> </text:span><text:span text:style-name="T23">else</text:span><text:span text:style-name="T14"> </text:span><text:span text:style-name="T16">"friend"</text:span></text:p>
      <text:p text:style-name="P6">    <text:span text:style-name="T13">count</text:span><text:span text:style-name="T14"> </text:span><text:span text:style-name="T24">=</text:span><text:span text:style-name="T14"> </text:span><text:span text:style-name="T26">int</text:span><text:span text:style-name="T14">(</text:span><text:span text:style-name="T13">args</text:span><text:span text:style-name="T14">[</text:span><text:span text:style-name="T28">1</text:span><text:span text:style-name="T14">]) </text:span><text:span text:style-name="T23">if</text:span><text:span text:style-name="T14"> </text:span><text:span text:style-name="T15">len</text:span><text:span text:style-name="T14">(</text:span><text:span text:style-name="T13">args</text:span><text:span text:style-name="T14">)</text:span><text:span text:style-name="T24">&gt;</text:span><text:span text:style-name="T28">1</text:span><text:span text:style-name="T14"> </text:span><text:span text:style-name="T23">else</text:span><text:span text:style-name="T14"> </text:span><text:span text:style-name="T28">1</text:span></text:p>
      <text:p text:style-name="P18"/>
      <text:p text:style-name="P6">    <text:span text:style-name="T13">out</text:span><text:span text:style-name="T14"> </text:span><text:span text:style-name="T24">=</text:span><text:span text:style-name="T14"> {</text:span></text:p>
      <text:p text:style-name="P6">        <text:span text:style-name="T16">"message"</text:span><text:span text:style-name="T14">: </text:span><text:span text:style-name="T22">f</text:span><text:span text:style-name="T16">"Hello, </text:span><text:span text:style-name="T22">{</text:span><text:span text:style-name="T13">name</text:span><text:span text:style-name="T22">}</text:span><text:span text:style-name="T16">!"</text:span><text:span text:style-name="T14">,</text:span></text:p>
      <text:p text:style-name="P6">        <text:span text:style-name="T16">"repeats"</text:span><text:span text:style-name="T14">: </text:span><text:span text:style-name="T13">count</text:span><text:span text:style-name="T14">,</text:span></text:p>
      <text:p text:style-name="P6">        <text:span text:style-name="T16">"echo_args"</text:span><text:span text:style-name="T14">: </text:span><text:span text:style-name="T13">args</text:span></text:p>
      <text:p text:style-name="P6">    <text:span text:style-name="T14">}</text:span></text:p>
      <text:p text:style-name="P18"/>
      <text:p text:style-name="P6">    <text:span text:style-name="T25"># Print result as JSON to stdout</text:span></text:p>
      <text:p text:style-name="P6">    <text:span text:style-name="T15">print</text:span><text:span text:style-name="T14">(</text:span><text:span text:style-name="T26">json</text:span><text:span text:style-name="T14">.</text:span><text:span text:style-name="T15">dumps</text:span><text:span text:style-name="T14">(</text:span><text:span text:style-name="T13">out</text:span><text:span text:style-name="T14">))</text:span></text:p>
      <text:p text:style-name="P18"/>
      <text:p text:style-name="P1"><text:span text:style-name="T30">if</text:span> <text:span text:style-name="T11">__name__</text:span> <text:span text:style-name="T3">==</text:span> <text:span text:style-name="T5">"__main__"</text:span>:</text:p>
      <text:p text:style-name="P6">    <text:span text:style-name="T15">main</text:span><text:span text:style-name="T14">()</text:span></text:p>
      <text:p text:style-name="P53"/>
      <text:p text:style-name="Standard"/>
      <text:h text:style-name="Heading_20_1" text:outline-level="1">🟦 Line 1</text:h>
      <text:p text:style-name="P34"><text:span text:style-name="Source_20_Text">import sys</text:span></text:p>
      <text:p text:style-name="Text_20_body">This imports Python’s <text:span text:style-name="Strong_20_Emphasis">sys</text:span> module.</text:p>
      <text:p text:style-name="Text_20_body">Why?</text:p>
      <text:list text:style-name="L26">
        <text:list-item>
          <text:p text:style-name="P54"><text:span text:style-name="Source_20_Text">sys.argv</text:span> contains the command-line arguments.</text:p>
        </text:list-item>
        <text:list-item>
          <text:p text:style-name="P54">For example, if Node.js runs:</text:p>
        </text:list-item>
      </text:list>
      <text:p text:style-name="P34"><text:span text:style-name="Source_20_Text">python hello_tool.py Mahesh 3</text:span></text:p>
      <text:p text:style-name="Text_20_body">Then:</text:p>
      <text:p text:style-name="P34"><text:span text:style-name="Source_20_Text">sys.argv == ["hello_tool.py", "Mahesh", "3"]</text:span></text:p>
      <text:p text:style-name="Horizontal_20_Line"/>
      <text:h text:style-name="Heading_20_1" text:outline-level="1"><text:soft-page-break/>🟦 Line 2</text:h>
      <text:p text:style-name="P34"><text:span text:style-name="Source_20_Text">import json</text:span></text:p>
      <text:p text:style-name="Text_20_body">Used to convert Python data (dictionary) into JSON text.</text:p>
      <text:p text:style-name="Text_20_body">The Node server expects results as JSON text.</text:p>
      <text:p text:style-name="Horizontal_20_Line"/>
      <text:h text:style-name="Heading_20_1" text:outline-level="1">🟥 Line 4 — define main function</text:h>
      <text:p text:style-name="P34"><text:span text:style-name="Source_20_Text">def main():</text:span></text:p>
      <text:p text:style-name="Text_20_body">This is the main function that will run when script is executed.</text:p>
      <text:p text:style-name="Horizontal_20_Line"/>
      <text:h text:style-name="Heading_20_1" text:outline-level="1">🟨 Line 5 — get arguments</text:h>
      <text:p text:style-name="P34"><text:span text:style-name="Source_20_Text">args = sys.argv[1:]</text:span></text:p>
      <text:list text:style-name="L27">
        <text:list-item>
          <text:p text:style-name="P55"><text:span text:style-name="Source_20_Text">sys.argv[0]</text:span> is the script name (<text:span text:style-name="Source_20_Text">hello_tool.py</text:span>)</text:p>
        </text:list-item>
        <text:list-item>
          <text:p text:style-name="P55">So we ignore it and take everything after it.</text:p>
        </text:list-item>
      </text:list>
      <text:p text:style-name="Text_20_body">Example:</text:p>
      <text:p text:style-name="Text_20_body">If Node calls:</text:p>
      <text:p text:style-name="P34"><text:span text:style-name="Source_20_Text">python hello_tool.py Mahesh 3</text:span></text:p>
      <text:p text:style-name="Text_20_body">Then:</text:p>
      <text:p text:style-name="P37"><text:span text:style-name="Source_20_Text">sys.argv = ["hello_tool.py", "Mahesh", "3"]</text:span></text:p>
      <text:p text:style-name="P38"><text:span text:style-name="Source_20_Text">args = ["Mahesh", "3"]</text:span></text:p>
      <text:p text:style-name="Text_20_body">Plain English:</text:p>
      <text:p text:style-name="Quotations">“Get all the arguments passed to this script.”</text:p>
      <text:p text:style-name="Horizontal_20_Line"/>
      <text:h text:style-name="Heading_20_1" text:outline-level="1">🟦 Line 6–7 — parse arguments</text:h>
      <text:p text:style-name="P37"><text:span text:style-name="Source_20_Text">name = args[0] if len(args)&gt;0 else "friend"</text:span></text:p>
      <text:p text:style-name="P38"><text:span text:style-name="Source_20_Text">count = int(args[1]) if len(args)&gt;1 else 1</text:span></text:p>
      <text:p text:style-name="Text_20_body">Explanation:</text:p>
      <text:list text:style-name="L28">
        <text:list-item>
          <text:p text:style-name="P56">If there is at least 1 argument → use it as the name<text:line-break/>Otherwise → default to <text:span text:style-name="Source_20_Text">"friend"</text:span></text:p>
        </text:list-item>
        <text:list-item>
          <text:p text:style-name="P56"><text:soft-page-break/>If there is a second argument → convert it to integer<text:line-break/>Otherwise → default to <text:span text:style-name="Source_20_Text">1</text:span></text:p>
        </text:list-item>
      </text:list>
      <text:p text:style-name="Text_20_body">Example:</text:p>
      <text:p text:style-name="P34"><text:span text:style-name="Source_20_Text">python hello_tool.py Mahesh 3</text:span></text:p>
      <text:p text:style-name="Text_20_body">Then:</text:p>
      <text:list text:style-name="L29">
        <text:list-item>
          <text:p text:style-name="P57"><text:span text:style-name="Source_20_Text">name = "Mahesh"</text:span></text:p>
        </text:list-item>
        <text:list-item>
          <text:p text:style-name="P57"><text:span text:style-name="Source_20_Text">count = 3</text:span></text:p>
        </text:list-item>
      </text:list>
      <text:p text:style-name="Text_20_body">If you call:</text:p>
      <text:p text:style-name="P34"><text:span text:style-name="Source_20_Text">python hello_tool.py</text:span></text:p>
      <text:p text:style-name="Text_20_body">Then:</text:p>
      <text:list text:style-name="L30">
        <text:list-item>
          <text:p text:style-name="P58"><text:span text:style-name="Source_20_Text">name = "friend"</text:span></text:p>
        </text:list-item>
        <text:list-item>
          <text:p text:style-name="P58"><text:span text:style-name="Source_20_Text">count = 1</text:span></text:p>
        </text:list-item>
      </text:list>
      <text:p text:style-name="Horizontal_20_Line"/>
      <text:h text:style-name="Heading_20_1" text:outline-level="1">🟪 Line 9–13 — prepare output as Python dictionary</text:h>
      <text:p text:style-name="P37"><text:span text:style-name="Source_20_Text">out = {</text:span></text:p>
      <text:p text:style-name="P41"><text:span text:style-name="Source_20_Text"><text:s text:c="4"/>"message": f"Hello, {name}!",</text:span></text:p>
      <text:p text:style-name="P41"><text:span text:style-name="Source_20_Text"><text:s text:c="4"/>"repeats": count,</text:span></text:p>
      <text:p text:style-name="P41"><text:span text:style-name="Source_20_Text"><text:s text:c="4"/>"echo_args": args</text:span></text:p>
      <text:p text:style-name="P38"><text:span text:style-name="Source_20_Text">}</text:span></text:p>
      <text:p text:style-name="Text_20_body">This creates a Python dictionary.</text:p>
      <text:p text:style-name="Text_20_body">Example output:</text:p>
      <text:p text:style-name="P37"><text:span text:style-name="Source_20_Text">{</text:span></text:p>
      <text:p text:style-name="P41"><text:span text:style-name="Source_20_Text"><text:s text:c="2"/>"message": "Hello, Mahesh!",</text:span></text:p>
      <text:p text:style-name="P41"><text:span text:style-name="Source_20_Text"><text:s text:c="2"/>"repeats": 3,</text:span></text:p>
      <text:p text:style-name="P41"><text:span text:style-name="Source_20_Text"><text:s text:c="2"/>"echo_args": ["Mahesh", "3"]</text:span></text:p>
      <text:p text:style-name="P38"><text:span text:style-name="Source_20_Text">}</text:span></text:p>
      <text:p text:style-name="Horizontal_20_Line"/>
      <text:h text:style-name="Heading_20_1" text:outline-level="1">🟩 Line 15 — print result as JSON</text:h>
      <text:p text:style-name="P34"><text:span text:style-name="Source_20_Text">print(json.dumps(out))</text:span></text:p>
      <text:p text:style-name="Text_20_body">This prints JSON text to <text:span text:style-name="Strong_20_Emphasis">stdout</text:span>.</text:p>
      <text:p text:style-name="Text_20_body">Example:</text:p>
      <text:p text:style-name="P34"><text:span text:style-name="Source_20_Text">{"message": "Hello, Mahesh!", "repeats": 3, "echo_args": ["Mahesh", "3"]}</text:span></text:p>
      <text:p text:style-name="P52"><text:soft-page-break/># client_test.py</text:p>
      <text:p text:style-name="P52"># Simple test client for the MCP WebSocket server.</text:p>
      <text:p text:style-name="P18"/>
      <text:p text:style-name="P1"><text:span text:style-name="T30">import</text:span> <text:span text:style-name="T2">websocket</text:span></text:p>
      <text:p text:style-name="P1"><text:span text:style-name="T30">import</text:span> <text:span text:style-name="T2">json</text:span></text:p>
      <text:p text:style-name="P1"><text:span text:style-name="T30">import</text:span> <text:span text:style-name="T2">threading</text:span></text:p>
      <text:p text:style-name="P1"><text:span text:style-name="T30">import</text:span> <text:span text:style-name="T2">time</text:span></text:p>
      <text:p text:style-name="P1"><text:span text:style-name="T30">import</text:span> <text:span text:style-name="T2">uuid</text:span></text:p>
      <text:p text:style-name="P18"/>
      <text:p text:style-name="P1"><text:span text:style-name="T6">WS_URL</text:span> <text:span text:style-name="T3">=</text:span> <text:span text:style-name="T5">"ws://localhost:8765"</text:span></text:p>
      <text:p text:style-name="P18"/>
      <text:p text:style-name="P1"><text:span text:style-name="T1">def</text:span> <text:span text:style-name="T4">on_message</text:span>(<text:span text:style-name="T11">ws</text:span>, <text:span text:style-name="T11">message</text:span>):</text:p>
      <text:p text:style-name="P6">    <text:span text:style-name="T13">msg</text:span><text:span text:style-name="T14"> </text:span><text:span text:style-name="T24">=</text:span><text:span text:style-name="T14"> </text:span><text:span text:style-name="T26">json</text:span><text:span text:style-name="T14">.</text:span><text:span text:style-name="T15">loads</text:span><text:span text:style-name="T14">(</text:span><text:span text:style-name="T13">message</text:span><text:span text:style-name="T14">)</text:span></text:p>
      <text:p text:style-name="P6">    <text:span text:style-name="T15">print</text:span><text:span text:style-name="T14">(</text:span><text:span text:style-name="T16">"RECV:"</text:span><text:span text:style-name="T14">, </text:span><text:span text:style-name="T26">json</text:span><text:span text:style-name="T14">.</text:span><text:span text:style-name="T15">dumps</text:span><text:span text:style-name="T14">(</text:span><text:span text:style-name="T13">msg</text:span><text:span text:style-name="T14">, </text:span><text:span text:style-name="T13">indent</text:span><text:span text:style-name="T24">=</text:span><text:span text:style-name="T28">2</text:span><text:span text:style-name="T14">))</text:span></text:p>
      <text:p text:style-name="P18"/>
      <text:p text:style-name="P1"><text:span text:style-name="T1">def</text:span> <text:span text:style-name="T4">on_open</text:span>(<text:span text:style-name="T11">ws</text:span>):</text:p>
      <text:p text:style-name="P6">    <text:span text:style-name="T15">print</text:span><text:span text:style-name="T14">(</text:span><text:span text:style-name="T16">"Connected. Discovering tools..."</text:span><text:span text:style-name="T14">)</text:span></text:p>
      <text:p text:style-name="P6">    <text:span text:style-name="T25"># send discover</text:span></text:p>
      <text:p text:style-name="P6">    <text:span text:style-name="T13">msg</text:span><text:span text:style-name="T14"> </text:span><text:span text:style-name="T24">=</text:span><text:span text:style-name="T14"> {</text:span><text:span text:style-name="T16">"id"</text:span><text:span text:style-name="T14">: </text:span><text:span text:style-name="T15">str</text:span><text:span text:style-name="T14">(</text:span><text:span text:style-name="T26">uuid</text:span><text:span text:style-name="T14">.</text:span><text:span text:style-name="T15">uuid4</text:span><text:span text:style-name="T14">()), </text:span><text:span text:style-name="T16">"type"</text:span><text:span text:style-name="T14">: </text:span><text:span text:style-name="T16">"discover"</text:span><text:span text:style-name="T14">}</text:span></text:p>
      <text:p text:style-name="P6">    <text:span text:style-name="T13">ws</text:span><text:span text:style-name="T14">.send(</text:span><text:span text:style-name="T26">json</text:span><text:span text:style-name="T14">.</text:span><text:span text:style-name="T15">dumps</text:span><text:span text:style-name="T14">(</text:span><text:span text:style-name="T13">msg</text:span><text:span text:style-name="T14">))</text:span></text:p>
      <text:p text:style-name="P6">    <text:span text:style-name="T26">time</text:span><text:span text:style-name="T14">.</text:span><text:span text:style-name="T15">sleep</text:span><text:span text:style-name="T14">(</text:span><text:span text:style-name="T28">0.2</text:span><text:span text:style-name="T14">)</text:span></text:p>
      <text:p text:style-name="P18"/>
      <text:p text:style-name="P6">    <text:span text:style-name="T25"># Call list_tools</text:span></text:p>
      <text:p text:style-name="P6">    <text:span text:style-name="T13">msg</text:span><text:span text:style-name="T14"> </text:span><text:span text:style-name="T24">=</text:span><text:span text:style-name="T14"> {</text:span><text:span text:style-name="T16">"id"</text:span><text:span text:style-name="T14">: </text:span><text:span text:style-name="T15">str</text:span><text:span text:style-name="T14">(</text:span><text:span text:style-name="T26">uuid</text:span><text:span text:style-name="T14">.</text:span><text:span text:style-name="T15">uuid4</text:span><text:span text:style-name="T14">()), </text:span><text:span text:style-name="T16">"type"</text:span><text:span text:style-name="T14">: </text:span><text:span text:style-name="T16">"call_tool"</text:span><text:span text:style-name="T14">, </text:span><text:span text:style-name="T16">"tool"</text:span><text:span text:style-name="T14">: </text:span><text:span text:style-name="T16">"list_tools"</text:span><text:span text:style-name="T14">, </text:span><text:span text:style-name="T16">"args"</text:span><text:span text:style-name="T14">: {}}</text:span></text:p>
      <text:p text:style-name="P6">    <text:span text:style-name="T13">ws</text:span><text:span text:style-name="T14">.send(</text:span><text:span text:style-name="T26">json</text:span><text:span text:style-name="T14">.</text:span><text:span text:style-name="T15">dumps</text:span><text:span text:style-name="T14">(</text:span><text:span text:style-name="T13">msg</text:span><text:span text:style-name="T14">))</text:span></text:p>
      <text:p text:style-name="P6">    <text:span text:style-name="T26">time</text:span><text:span text:style-name="T14">.</text:span><text:span text:style-name="T15">sleep</text:span><text:span text:style-name="T14">(</text:span><text:span text:style-name="T28">0.2</text:span><text:span text:style-name="T14">)</text:span></text:p>
      <text:p text:style-name="P18"/>
      <text:p text:style-name="P6">    <text:span text:style-name="T25"># Call run_python: run hello_tool.py with args</text:span></text:p>
      <text:p text:style-name="P6">    <text:span text:style-name="T13">msg</text:span><text:span text:style-name="T14"> </text:span><text:span text:style-name="T24">=</text:span><text:span text:style-name="T14"> {</text:span></text:p>
      <text:p text:style-name="P6">        <text:span text:style-name="T16">"id"</text:span><text:span text:style-name="T14">: </text:span><text:span text:style-name="T15">str</text:span><text:span text:style-name="T14">(</text:span><text:span text:style-name="T26">uuid</text:span><text:span text:style-name="T14">.</text:span><text:span text:style-name="T15">uuid4</text:span><text:span text:style-name="T14">()),</text:span></text:p>
      <text:p text:style-name="P6">        <text:span text:style-name="T16">"type"</text:span><text:span text:style-name="T14">: </text:span><text:span text:style-name="T16">"call_tool"</text:span><text:span text:style-name="T14">,</text:span></text:p>
      <text:p text:style-name="P6">        <text:span text:style-name="T16">"tool"</text:span><text:span text:style-name="T14">: </text:span><text:span text:style-name="T16">"run_python"</text:span><text:span text:style-name="T14">,</text:span></text:p>
      <text:p text:style-name="P6">        <text:span text:style-name="T16">"args"</text:span><text:span text:style-name="T14">: {</text:span><text:span text:style-name="T16">"script"</text:span><text:span text:style-name="T14">: </text:span><text:span text:style-name="T16">"hello_tool.py"</text:span><text:span text:style-name="T14">, </text:span><text:span text:style-name="T16">"args"</text:span><text:span text:style-name="T14">: [</text:span><text:span text:style-name="T16">"Mahesh"</text:span><text:span text:style-name="T14">, </text:span><text:span text:style-name="T16">"3"</text:span><text:span text:style-name="T14">]}</text:span></text:p>
      <text:p text:style-name="P6">    <text:span text:style-name="T14">}</text:span></text:p>
      <text:p text:style-name="P6">    <text:span text:style-name="T13">ws</text:span><text:span text:style-name="T14">.send(</text:span><text:span text:style-name="T26">json</text:span><text:span text:style-name="T14">.</text:span><text:span text:style-name="T15">dumps</text:span><text:span text:style-name="T14">(</text:span><text:span text:style-name="T13">msg</text:span><text:span text:style-name="T14">))</text:span></text:p>
      <text:p text:style-name="P6">    <text:span text:style-name="T26">time</text:span><text:span text:style-name="T14">.</text:span><text:span text:style-name="T15">sleep</text:span><text:span text:style-name="T14">(</text:span><text:span text:style-name="T28">0.2</text:span><text:span text:style-name="T14">)</text:span></text:p>
      <text:p text:style-name="P18"/>
      <text:p text:style-name="P6">    <text:span text:style-name="T25"># Call read_file</text:span></text:p>
      <text:p text:style-name="P6">    <text:span text:style-name="T13">msg</text:span><text:span text:style-name="T14"> </text:span><text:span text:style-name="T24">=</text:span><text:span text:style-name="T14"> {</text:span><text:span text:style-name="T16">"id"</text:span><text:span text:style-name="T14">: </text:span><text:span text:style-name="T15">str</text:span><text:span text:style-name="T14">(</text:span><text:span text:style-name="T26">uuid</text:span><text:span text:style-name="T14">.</text:span><text:span text:style-name="T15">uuid4</text:span><text:span text:style-name="T14">()), </text:span><text:span text:style-name="T16">"type"</text:span><text:span text:style-name="T14">: </text:span><text:span text:style-name="T16">"call_tool"</text:span><text:span text:style-name="T14">, </text:span><text:span text:style-name="T16">"tool"</text:span><text:span text:style-name="T14">: </text:span><text:span text:style-name="T16">"read_file"</text:span><text:span text:style-name="T14">, </text:span><text:span text:style-name="T16">"args"</text:span><text:span text:style-name="T14">: {</text:span><text:span text:style-name="T16">"filepath"</text:span><text:span text:style-name="T14">: </text:span><text:span text:style-name="T16">"notes.txt"</text:span><text:span text:style-name="T14">}}</text:span></text:p>
      <text:p text:style-name="P6">    <text:span text:style-name="T13">ws</text:span><text:span text:style-name="T14">.send(</text:span><text:span text:style-name="T26">json</text:span><text:span text:style-name="T14">.</text:span><text:span text:style-name="T15">dumps</text:span><text:span text:style-name="T14">(</text:span><text:span text:style-name="T13">msg</text:span><text:span text:style-name="T14">))</text:span></text:p>
      <text:p text:style-name="P18"/>
      <text:p text:style-name="P1"><text:soft-page-break/><text:span text:style-name="T1">def</text:span> <text:span text:style-name="T4">on_error</text:span>(<text:span text:style-name="T11">ws</text:span>, <text:span text:style-name="T11">err</text:span>):</text:p>
      <text:p text:style-name="P6">    <text:span text:style-name="T15">print</text:span><text:span text:style-name="T14">(</text:span><text:span text:style-name="T16">"ERROR:"</text:span><text:span text:style-name="T14">, </text:span><text:span text:style-name="T13">err</text:span><text:span text:style-name="T14">)</text:span></text:p>
      <text:p text:style-name="P18"/>
      <text:p text:style-name="P1"><text:span text:style-name="T1">def</text:span> <text:span text:style-name="T4">on_close</text:span>(<text:span text:style-name="T11">ws</text:span>, <text:span text:style-name="T11">code</text:span>, <text:span text:style-name="T11">reason</text:span>):</text:p>
      <text:p text:style-name="P6">    <text:span text:style-name="T15">print</text:span><text:span text:style-name="T14">(</text:span><text:span text:style-name="T16">"Closed"</text:span><text:span text:style-name="T14">, </text:span><text:span text:style-name="T13">code</text:span><text:span text:style-name="T14">, </text:span><text:span text:style-name="T13">reason</text:span><text:span text:style-name="T14">)</text:span></text:p>
      <text:p text:style-name="P18"/>
      <text:p text:style-name="P1"><text:span text:style-name="T30">if</text:span> <text:span text:style-name="T11">__name__</text:span> <text:span text:style-name="T3">==</text:span> <text:span text:style-name="T5">"__main__"</text:span>:</text:p>
      <text:p text:style-name="P6">    <text:span text:style-name="T26">websocket</text:span><text:span text:style-name="T14">.</text:span><text:span text:style-name="T15">enableTrace</text:span><text:span text:style-name="T14">(</text:span><text:span text:style-name="T22">False</text:span><text:span text:style-name="T14">)</text:span></text:p>
      <text:p text:style-name="P6">    <text:span text:style-name="T13">ws</text:span><text:span text:style-name="T14"> </text:span><text:span text:style-name="T24">=</text:span><text:span text:style-name="T14"> </text:span><text:span text:style-name="T26">websocket</text:span><text:span text:style-name="T14">.</text:span><text:span text:style-name="T26">WebSocketApp</text:span><text:span text:style-name="T14">(</text:span><text:span text:style-name="T27">WS_URL</text:span><text:span text:style-name="T14">,</text:span></text:p>
      <text:p text:style-name="P6">                                <text:span text:style-name="T13">on_open</text:span><text:span text:style-name="T24">=</text:span><text:span text:style-name="T15">on_open</text:span><text:span text:style-name="T14">,</text:span></text:p>
      <text:p text:style-name="P6">                                <text:span text:style-name="T13">on_message</text:span><text:span text:style-name="T24">=</text:span><text:span text:style-name="T15">on_message</text:span><text:span text:style-name="T14">,</text:span></text:p>
      <text:p text:style-name="P6">                                <text:span text:style-name="T13">on_error</text:span><text:span text:style-name="T24">=</text:span><text:span text:style-name="T15">on_error</text:span><text:span text:style-name="T14">,</text:span></text:p>
      <text:p text:style-name="P6">                                <text:span text:style-name="T13">on_close</text:span><text:span text:style-name="T24">=</text:span><text:span text:style-name="T15">on_close</text:span><text:span text:style-name="T14">)</text:span></text:p>
      <text:p text:style-name="P6">    <text:span text:style-name="T13">ws</text:span><text:span text:style-name="T14">.</text:span><text:span text:style-name="T15">run_forever</text:span><text:span text:style-name="T14">()</text:span></text:p>
      <text:p text:style-name="Standard"/>
      <text:h text:style-name="Heading_20_1" text:outline-level="1">🟥 1. Imports</text:h>
      <text:p text:style-name="P37"><text:span text:style-name="Source_20_Text">import websocket</text:span></text:p>
      <text:p text:style-name="P41"><text:span text:style-name="Source_20_Text">import json</text:span></text:p>
      <text:p text:style-name="P41"><text:span text:style-name="Source_20_Text">import threading</text:span></text:p>
      <text:p text:style-name="P41"><text:span text:style-name="Source_20_Text">import time</text:span></text:p>
      <text:p text:style-name="P38"><text:span text:style-name="Source_20_Text">import uuid</text:span></text:p>
      <text:h text:style-name="Heading_20_3" text:outline-level="3">What each import means:</text:h>
      <text:list text:style-name="L31">
        <text:list-item>
          <text:p text:style-name="P59"><text:span text:style-name="Source_20_Text">websocket</text:span><text:line-break/>A library that lets Python connect to a WebSocket server.</text:p>
        </text:list-item>
        <text:list-item>
          <text:p text:style-name="P59"><text:span text:style-name="Source_20_Text">json</text:span><text:line-break/>Needed to encode and decode JSON messages.</text:p>
        </text:list-item>
        <text:list-item>
          <text:p text:style-name="P59"><text:span text:style-name="Source_20_Text">threading</text:span><text:line-break/>Not used in this code, but often used for asynchronous communication.</text:p>
        </text:list-item>
        <text:list-item>
          <text:p text:style-name="P59"><text:span text:style-name="Source_20_Text">time</text:span><text:line-break/>Used for <text:span text:style-name="Source_20_Text">sleep(0.2)</text:span> to pause slightly between sending messages.</text:p>
        </text:list-item>
        <text:list-item>
          <text:p text:style-name="P59"><text:span text:style-name="Source_20_Text">uuid</text:span><text:line-break/>Generates unique IDs for each request (so server can match responses).</text:p>
        </text:list-item>
      </text:list>
      <text:p text:style-name="Horizontal_20_Line"/>
      <text:h text:style-name="Heading_20_1" text:outline-level="1">🟦 2. WebSocket server URL</text:h>
      <text:p text:style-name="P34"><text:span text:style-name="Source_20_Text">WS_URL = "ws://localhost:8765"</text:span></text:p>
      <text:p text:style-name="Text_20_body">This tells the client where your MCP server is running.</text:p>
      <text:list text:style-name="L32">
        <text:list-item>
          <text:p text:style-name="P60"><text:span text:style-name="Source_20_Text">ws://</text:span> = WebSocket protocol</text:p>
        </text:list-item>
        <text:list-item>
          <text:p text:style-name="P60"><text:soft-page-break/><text:span text:style-name="Source_20_Text">localhost</text:span> = your PC</text:p>
        </text:list-item>
        <text:list-item>
          <text:p text:style-name="P60"><text:span text:style-name="Source_20_Text">8765</text:span> = the port you set in server.js</text:p>
        </text:list-item>
      </text:list>
      <text:p text:style-name="Text_20_body">So this means:</text:p>
      <text:p text:style-name="Quotations">“Connect to the MCP server running on my local machine.”</text:p>
      <text:p text:style-name="Horizontal_20_Line"/>
      <text:h text:style-name="Heading_20_1" text:outline-level="1">🟩 3. When a message is received from server</text:h>
      <text:p text:style-name="P37"><text:span text:style-name="Source_20_Text">def on_message(ws, message):</text:span></text:p>
      <text:p text:style-name="P41"><text:span text:style-name="Source_20_Text"><text:s text:c="4"/>msg = json.loads(message)</text:span></text:p>
      <text:p text:style-name="P38"><text:span text:style-name="Source_20_Text"><text:s text:c="4"/>print("RECV:", json.dumps(msg, indent=2))</text:span></text:p>
      <text:p text:style-name="Text_20_body">Meaning:</text:p>
      <text:list text:style-name="L33">
        <text:list-item>
          <text:p text:style-name="P61">Server sends a message → this function is triggered.</text:p>
        </text:list-item>
        <text:list-item>
          <text:p text:style-name="P61">Convert the text message into a Python dictionary using <text:span text:style-name="Source_20_Text">json.loads</text:span>.</text:p>
        </text:list-item>
        <text:list-item>
          <text:p text:style-name="P61">Print it nicely formatted.</text:p>
        </text:list-item>
      </text:list>
      <text:p text:style-name="Text_20_body">Plain English:</text:p>
      <text:p text:style-name="Quotations">“Whenever the server replies, show me the JSON result.”</text:p>
      <text:p text:style-name="Text_20_body">Example received message:</text:p>
      <text:p text:style-name="P37"><text:span text:style-name="Source_20_Text">{</text:span></text:p>
      <text:p text:style-name="P41"><text:span text:style-name="Source_20_Text"><text:s text:c="2"/>"type": "tool_result",</text:span></text:p>
      <text:p text:style-name="P41"><text:span text:style-name="Source_20_Text"><text:s text:c="2"/>"result": { ... }</text:span></text:p>
      <text:p text:style-name="P38"><text:span text:style-name="Source_20_Text">}</text:span></text:p>
      <text:p text:style-name="Horizontal_20_Line"/>
      <text:h text:style-name="Heading_20_1" text:outline-level="1">🟧 4. When the WebSocket connection opens (VERY IMPORTANT PART)</text:h>
      <text:p text:style-name="P37"><text:span text:style-name="Source_20_Text">def on_open(ws):</text:span></text:p>
      <text:p text:style-name="P38"><text:span text:style-name="Source_20_Text"><text:s text:c="4"/>print("Connected. Discovering tools...")</text:span></text:p>
      <text:p text:style-name="Text_20_body">This runs <text:span text:style-name="Strong_20_Emphasis">as soon as the client connects</text:span> to the Node server.</text:p>
      <text:p text:style-name="Text_20_body">Think of <text:span text:style-name="Source_20_Text">on_open</text:span> like:</text:p>
      <text:p text:style-name="Quotations">“Hello server — I'm connected now. Let me send some messages.”</text:p>
      <text:p text:style-name="Horizontal_20_Line"/>
      <text:h text:style-name="Heading_20_2" text:outline-level="2">🟨 4.1 — First message: Discover tools</text:h>
      <text:p text:style-name="P37"><text:span text:style-name="Source_20_Text">msg = {"id": str(uuid.uuid4()), "type": "discover"}</text:span></text:p>
      <text:p text:style-name="P41"><text:span text:style-name="Source_20_Text">ws.send(json.dumps(msg))</text:span></text:p>
      <text:p text:style-name="P38"><text:soft-page-break/><text:span text:style-name="Source_20_Text">time.sleep(0.2)</text:span></text:p>
      <text:p text:style-name="Text_20_body">This asks the server:</text:p>
      <text:p text:style-name="Quotations">“What tools do you have?”</text:p>
      <text:p text:style-name="Text_20_body">Server replies with all tool metadata.</text:p>
      <text:p text:style-name="Text_20_body">Why <text:span text:style-name="Source_20_Text">uuid.uuid4()</text:span>?<text:line-break/>Each message has a unique ID.</text:p>
      <text:p text:style-name="Text_20_body">Server uses that ID when replying.</text:p>
      <text:p text:style-name="Horizontal_20_Line"/>
      <text:h text:style-name="Heading_20_2" text:outline-level="2">🟩 4.2 — Second message: Call list_tools</text:h>
      <text:p text:style-name="P37"><text:span text:style-name="Source_20_Text">msg = {"id": str(uuid.uuid4()), "type": "call_tool", "tool": "list_tools", "args": {}}</text:span></text:p>
      <text:p text:style-name="P41"><text:span text:style-name="Source_20_Text">ws.send(json.dumps(msg))</text:span></text:p>
      <text:p text:style-name="P38"><text:span text:style-name="Source_20_Text">time.sleep(0.2)</text:span></text:p>
      <text:p text:style-name="Text_20_body">This sends:</text:p>
      <text:list text:style-name="L34">
        <text:list-item>
          <text:p text:style-name="P62"><text:span text:style-name="Source_20_Text">"type": "call_tool"</text:span> → I want to execute a tool</text:p>
        </text:list-item>
        <text:list-item>
          <text:p text:style-name="P62"><text:span text:style-name="Source_20_Text">"tool": "list_tools"</text:span> → The tool name</text:p>
        </text:list-item>
        <text:list-item>
          <text:p text:style-name="P62"><text:span text:style-name="Source_20_Text">"args": {}</text:span> → Tool has no arguments</text:p>
        </text:list-item>
      </text:list>
      <text:p text:style-name="Text_20_body">Meaning:</text:p>
      <text:p text:style-name="Quotations">“Please run the list_tools tool and tell me which tools exist.”</text:p>
      <text:p text:style-name="Horizontal_20_Line"/>
      <text:h text:style-name="Heading_20_2" text:outline-level="2">🟦 4.3 — Third message: Run Python script</text:h>
      <text:p text:style-name="P37"><text:span text:style-name="Source_20_Text">msg = {</text:span></text:p>
      <text:p text:style-name="P41"><text:span text:style-name="Source_20_Text"><text:s text:c="4"/>"id": str(uuid.uuid4()),</text:span></text:p>
      <text:p text:style-name="P41"><text:span text:style-name="Source_20_Text"><text:s text:c="4"/>"type": "call_tool",</text:span></text:p>
      <text:p text:style-name="P41"><text:span text:style-name="Source_20_Text"><text:s text:c="4"/>"tool": "run_python",</text:span></text:p>
      <text:p text:style-name="P41"><text:span text:style-name="Source_20_Text"><text:s text:c="4"/>"args": {"script": "hello_tool.py", "args": ["Mahesh", "3"]}</text:span></text:p>
      <text:p text:style-name="P41"><text:span text:style-name="Source_20_Text">}</text:span></text:p>
      <text:p text:style-name="P41"><text:span text:style-name="Source_20_Text">ws.send(json.dumps(msg))</text:span></text:p>
      <text:p text:style-name="P38"><text:span text:style-name="Source_20_Text">time.sleep(0.2)</text:span></text:p>
      <text:p text:style-name="Text_20_body">This tells server:</text:p>
      <text:list text:style-name="L35">
        <text:list-item>
          <text:p text:style-name="P63">Run <text:span text:style-name="Source_20_Text">hello_tool.py</text:span></text:p>
        </text:list-item>
        <text:list-item>
          <text:p text:style-name="P63">Pass arguments <text:span text:style-name="Source_20_Text">"Mahesh"</text:span> and <text:span text:style-name="Source_20_Text">"3"</text:span></text:p>
        </text:list-item>
      </text:list>
      <text:p text:style-name="Text_20_body">Server will execute:</text:p>
      <text:p text:style-name="P34"><text:span text:style-name="Source_20_Text">python hello_tool.py Mahesh 3</text:span></text:p>
      <text:p text:style-name="Text_20_body">And send back:</text:p>
      <text:list text:style-name="L36">
        <text:list-item>
          <text:p text:style-name="P64"><text:soft-page-break/>stdout</text:p>
        </text:list-item>
        <text:list-item>
          <text:p text:style-name="P64">stderr</text:p>
        </text:list-item>
        <text:list-item>
          <text:p text:style-name="P64">exit code</text:p>
        </text:list-item>
      </text:list>
      <text:p text:style-name="Horizontal_20_Line"/>
      <text:h text:style-name="Heading_20_2" text:outline-level="2">🟪 4.4 — Fourth message: Read a file</text:h>
      <text:p text:style-name="P37"><text:span text:style-name="Source_20_Text">msg = {"id": str(uuid.uuid4()), "type": "call_tool", "tool": "read_file", "args": {"filepath": "notes.txt"}}</text:span></text:p>
      <text:p text:style-name="P38"><text:span text:style-name="Source_20_Text">ws.send(json.dumps(msg))</text:span></text:p>
      <text:p text:style-name="Text_20_body">This reads:</text:p>
      <text:p text:style-name="P34"><text:span text:style-name="Source_20_Text">tools/notes.txt</text:span></text:p>
      <text:p text:style-name="Text_20_body">Server returns file content.</text:p>
      <text:p text:style-name="Horizontal_20_Line"/>
      <text:h text:style-name="Heading_20_1" text:outline-level="1">🟥 5. Error callback</text:h>
      <text:p text:style-name="P37"><text:span text:style-name="Source_20_Text">def on_error(ws, err):</text:span></text:p>
      <text:p text:style-name="P38"><text:span text:style-name="Source_20_Text"><text:s text:c="4"/>print("ERROR:", err)</text:span></text:p>
      <text:p text:style-name="Text_20_body">Meaning:</text:p>
      <text:p text:style-name="Quotations">“If something goes wrong (server down, network issue), print error.”</text:p>
      <text:p text:style-name="Horizontal_20_Line"/>
      <text:h text:style-name="Heading_20_1" text:outline-level="1">🟦 6. Close callback</text:h>
      <text:p text:style-name="P37"><text:span text:style-name="Source_20_Text">def on_close(ws, code, reason):</text:span></text:p>
      <text:p text:style-name="P38"><text:span text:style-name="Source_20_Text"><text:s text:c="4"/>print("Closed", code, reason)</text:span></text:p>
      <text:p text:style-name="Text_20_body">Meaning:</text:p>
      <text:p text:style-name="Quotations">“When connection closes, print why.”</text:p>
      <text:p text:style-name="Horizontal_20_Line"/>
      <text:h text:style-name="Heading_20_1" text:outline-level="1">🟩 7. Main program entry</text:h>
      <text:p text:style-name="P34"><text:span text:style-name="Source_20_Text">if __name__ == "__main__":</text:span></text:p>
      <text:p text:style-name="Text_20_body">Meaning:</text:p>
      <text:p text:style-name="Quotations">“Run this block only when file is run directly.”</text:p>
      <text:p text:style-name="Horizontal_20_Line"/>
      <text:h text:style-name="Heading_20_1" text:outline-level="1"><text:soft-page-break/>🟨 7.1 — Prepare WebSocket client</text:h>
      <text:p text:style-name="P34"><text:span text:style-name="Source_20_Text">websocket.enableTrace(False)</text:span></text:p>
      <text:p text:style-name="Text_20_body">This disables verbose debugging.</text:p>
      <text:p text:style-name="Horizontal_20_Line"/>
      <text:h text:style-name="Heading_20_1" text:outline-level="1">🟩 7.2 — Create WebSocket client app</text:h>
      <text:p text:style-name="P37"><text:span text:style-name="Source_20_Text">ws = websocket.WebSocketApp(WS_URL,</text:span></text:p>
      <text:p text:style-name="P41"><text:span text:style-name="Source_20_Text"><text:s text:c="32"/>on_open=on_open,</text:span></text:p>
      <text:p text:style-name="P41"><text:span text:style-name="Source_20_Text"><text:s text:c="32"/>on_message=on_message,</text:span></text:p>
      <text:p text:style-name="P41"><text:span text:style-name="Source_20_Text"><text:s text:c="32"/>on_error=on_error,</text:span></text:p>
      <text:p text:style-name="P38"><text:span text:style-name="Source_20_Text"><text:s text:c="32"/>on_close=on_close)</text:span></text:p>
      <text:p text:style-name="Text_20_body">This creates a WebSocket client and assigns the event handlers.</text:p>
      <text:p text:style-name="Text_20_body">Think of it like:</text:p>
      <text:p text:style-name="Quotations">“When connected → run on_open<text:line-break/>When message received → run on_message<text:line-break/>When error → run on_error<text:line-break/>When closed → run on_close”</text:p>
      <text:p text:style-name="Horizontal_20_Line"/>
      <text:h text:style-name="Heading_20_1" text:outline-level="1">🟧 7.3 — Start WebSocket and keep running forever</text:h>
      <text:p text:style-name="P34"><text:span text:style-name="Source_20_Text">ws.run_forever()</text:span></text:p>
      <text:p text:style-name="Text_20_body">This starts the connection loop.</text:p>
      <text:p text:style-name="Text_20_body">Meaning:</text:p>
      <text:p text:style-name="Quotations">“Connect to server and keep listening for messages forever.”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8T12:56:15.330592700</meta:creation-date>
    <dc:date>2025-11-19T12:46:10.713545600</dc:date>
    <meta:editing-duration>PT2H38S</meta:editing-duration>
    <meta:editing-cycles>4</meta:editing-cycles>
    <meta:generator>LibreOffice/25.2.6.2$Windows_X86_64 LibreOffice_project/729c5bfe710f5eb71ed3bbde9e06a6065e9c6c5d</meta:generator>
    <meta:document-statistic meta:table-count="0" meta:image-count="0" meta:object-count="0" meta:page-count="26" meta:paragraph-count="706" meta:word-count="3719" meta:character-count="25870" meta:non-whitespace-character-count="21063"/>
  </office:meta>
</office:document-meta>
</file>